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60892" officeooo:paragraph-rsid="0036089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6089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66cc2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66cc2" officeooo:paragraph-rsid="00366cc2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rsid="0036f1ab" officeooo:paragraph-rsid="0036f1ab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paragraph-rsid="0036f1ab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79f3a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paragraph-rsid="0038f84f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  <style:style style:name="T21" style:family="text">
      <style:text-properties officeooo:rsid="00349e0d"/>
    </style:style>
    <style:style style:name="T22" style:family="text">
      <style:text-properties officeooo:rsid="00360892"/>
    </style:style>
    <style:style style:name="T23" style:family="text">
      <style:text-properties officeooo:rsid="00366cc2"/>
    </style:style>
    <style:style style:name="T24" style:family="text">
      <style:text-properties officeooo:rsid="0036f1ab"/>
    </style:style>
    <style:style style:name="T25" style:family="text">
      <style:text-properties officeooo:rsid="00379f3a"/>
    </style:style>
    <style:style style:name="T26" style:family="text">
      <style:text-properties officeooo:rsid="0038f8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<text:span text:style-name="T21">A cápsula para baixo</text:span>.</text:p>
      <text:p text:style-name="P8"><text:span text:style-name="T21">Não quero que façam isso</text:span>.</text:p>
      <text:p text:style-name="P8"/>
      <text:p text:style-name="P8"><text:s/>354: 10:19:38.17 10:19:40.16 <text:s/>Duration 00:00:01.24 <text:s/>29</text:p>
      <text:p text:style-name="P8"><text:span text:style-name="T21">Isso não serve para nada</text:span>.</text:p>
      <text:p text:style-name="P8"/>
      <text:p text:style-name="P8"><text:s/>355: 10:19:40.20 10:19:42.09 <text:s/>Duration 00:00:01.14 <text:s/>23</text:p>
      <text:p text:style-name="P8"><text:span text:style-name="T21">Os antigos lhes dirão</text:span>:</text:p>
      <text:p text:style-name="P8"/>
      <text:p text:style-name="P8"><text:s/>356: 10:19:42.13 10:19:46.08 <text:s/>Duration 00:00:03.20 <text:s/>57</text:p>
      <text:p text:style-name="P8">"<text:span text:style-name="T21">Meninos, um</text:span># poignetage#</text:p>
      <text:p text:style-name="P8">é 6 m<text:span text:style-name="T21">eses de envelhecimento</text:span></text:p>
      <text:p text:style-name="P8"/>
      <text:p text:style-name="P8"><text:s/>357: 10:19:46.12 10:19:48.13 <text:s/>Duration 00:00:02.01 <text:s/>31</text:p>
      <text:p text:style-name="P8">e<text:span text:style-name="T21"> liberando todos os aromas,</text:span></text:p>
      <text:p text:style-name="P8"/>
      <text:p text:style-name="P8"><text:s/>358: 10:19:48.17 10:19:50.23 <text:s/>Duration 00:00:02.06 <text:s/>34</text:p>
      <text:p text:style-name="P8"><text:span text:style-name="T21">enriqueço o</text:span> vin<text:span text:style-name="T21">ho aromaticamente</text:span>.</text:p>
      <text:p text:style-name="P8"/>
      <text:p text:style-name="P8"><text:s/>359: 10:19:51.08 10:19:55.06 <text:s/>Duration 00:00:03.23 <text:s/>59</text:p>
      <text:p text:style-name="P8"><text:span text:style-name="T22">Isso não se faz mais na</text:span> Champagne</text:p>
      <text:p text:style-name="P8"><text:span text:style-name="T22">porque toma tempo</text:span>.</text:p>
      <text:p text:style-name="P8"/>
      <text:p text:style-name="P8"><text:s/>360: 10:19:55.10 10:19:56.19 <text:s/>Duration 00:00:01.09 <text:s/>20</text:p>
      <text:p text:style-name="P39">Aqui, fazemos,</text:p>
      <text:p text:style-name="P8"/>
      <text:p text:style-name="P8"><text:s/>361: 10:19:56.23 10:20:00.14 <text:s/>Duration 00:00:03.16 <text:s/>55</text:p>
      <text:p text:style-name="P8">p<text:span text:style-name="T22">orque eu gosto de trabalhar bem</text:span></text:p>
      <text:p text:style-name="P8"><text:span text:style-name="T22">como antigamente</text:span>.</text:p>
      <text:p text:style-name="P8"/>
      <text:p text:style-name="P8"><text:s/>362: 10:20:07.00 10:20:10.13 <text:s/>Duration 00:00:03.13 <text:s/>53</text:p>
      <text:p text:style-name="P40"><text:span text:style-name="T22">Quando temos </text:span>a chance d<text:span text:style-name="T22">e ter</text:span></text:p>
      <text:p text:style-name="P40"><text:span text:style-name="T22">essa responsabilidade de produção</text:span>,</text:p>
      <text:p text:style-name="P8"/>
      <text:p text:style-name="P8"><text:s/>363: 10:20:10.18 10:20:13.07 <text:s/>Duration 00:00:02.14 <text:s/>38</text:p>
      <text:p text:style-name="P40"><text:span text:style-name="T22">também </text:span>é <text:span text:style-name="T22">uma carga</text:span></text:p>
      <text:p text:style-name="P40"><text:span text:style-name="T22">de </text:span>responsabili<text:span text:style-name="T22">dade</text:span></text:p>
      <text:p text:style-name="P8"/>
      <text:p text:style-name="P8"><text:s/>364: 10:20:13.11 10:20:16.07 <text:s/>Duration 00:00:02.21 <text:s/>43</text:p>
      <text:p text:style-name="P40"><text:span text:style-name="T22">deixar o trabalho para os </text:span>alunos.</text:p>
      <text:p text:style-name="P8"/>
      <text:p text:style-name="P8"><text:s/>365: 10:20:16.11 10:20:17.24 <text:s/>Duration 00:00:01.13 <text:s/>23</text:p>
      <text:p text:style-name="P8"><text:span text:style-name="T22">Eles não podem se ferir</text:span>,</text:p>
      <text:p text:style-name="P8"/>
      <text:p text:style-name="P8"><text:s/>366: 10:20:18.03 10:20:20.24 <text:s/>Duration 00:00:02.21 <text:s/>43</text:p>
      <text:p text:style-name="P39">eles devem elaborar</text:p>
      <text:p text:style-name="P8">u<text:span text:style-name="T22">m</text:span> produto de quali<text:span text:style-name="T22">dade</text:span>,</text:p>
      <text:p text:style-name="P8"/>
      <text:p text:style-name="P8"><text:s/>367: 10:20:21.03 10:20:24.06 <text:s/>Duration 00:00:03.03 <text:s/>47</text:p>
      <text:p text:style-name="P8"><text:span text:style-name="T22">pois</text:span> é u<text:span text:style-name="T22">m</text:span> champagne</text:p>
      <text:p text:style-name="P8">e <text:span text:style-name="T22">não </text:span>existe <text:span text:style-name="T22">direito a erro</text:span>.</text:p>
      <text:p text:style-name="P8"/>
      <text:p text:style-name="P8"><text:s/>368: 10:20:24.10 10:20:27.04 <text:s/>Duration 00:00:02.19 <text:s/>41</text:p>
      <text:p text:style-name="P8"><text:span text:style-name="T22">O</text:span>s alunos <text:span text:style-name="T22">vieram aprender</text:span>,</text:p>
      <text:p text:style-name="P8"><text:span text:style-name="T22">eles podem errar</text:span>.</text:p>
      <text:p text:style-name="P8"><text:soft-page-break/></text:p>
      <text:p text:style-name="P8"><text:s/>369: 10:20:27.08 10:20:29.17 <text:s/>Duration 00:00:02.09 <text:s/>35</text:p>
      <text:p text:style-name="P40"><text:span text:style-name="T22">Preciso garantir</text:span></text:p>
      <text:p text:style-name="P40"><text:span text:style-name="T22">que eles não errem</text:span>,</text:p>
      <text:p text:style-name="P8"/>
      <text:p text:style-name="P8"><text:s/>370: 10:20:29.22 10:20:30.23 <text:s/>Duration 00:00:01.01 <text:s/>16</text:p>
      <text:p text:style-name="P8"><text:span text:style-name="T22">o que é delicado</text:span>.</text:p>
      <text:p text:style-name="P8"/>
      <text:p text:style-name="P8"><text:s/>371: 10:20:31.02 10:20:33.05 <text:s/>Duration 00:00:02.03 <text:s/>32</text:p>
      <text:p text:style-name="P8">E <text:span text:style-name="T22">o fato de ter sido</text:span> aluno</text:p>
      <text:p text:style-name="P8"/>
      <text:p text:style-name="P8"><text:s/>372: 10:20:33.09 10:20:35.10 <text:s/>Duration 00:00:02.01 <text:s/>31</text:p>
      <text:p text:style-name="P40"><text:span text:style-name="T22">também me faz entender melhor</text:span></text:p>
      <text:p text:style-name="P8"/>
      <text:p text:style-name="P8"><text:s/>373: 10:20:35.14 10:20:37.20 <text:s/>Duration 00:00:02.06 <text:s/>34</text:p>
      <text:p text:style-name="P39">as reações dos nossos jovens</text:p>
      <text:p text:style-name="P8"/>
      <text:p text:style-name="P8"><text:s/>374: 10:20:38.00 10:20:40.17 <text:s/>Duration 00:00:02.17 <text:s/>40</text:p>
      <text:p text:style-name="P40">qu<text:span text:style-name="T22">e podem não dominar</text:span></text:p>
      <text:p text:style-name="P40"><text:span text:style-name="T22">a manipulação,</text:span></text:p>
      <text:p text:style-name="P8"/>
      <text:p text:style-name="P8"><text:s/>375: 10:20:40.21 10:20:44.11 <text:s/>Duration 00:00:03.15 <text:s/>54</text:p>
      <text:p text:style-name="P8">qu<text:span text:style-name="T22">e também não têm</text:span></text:p>
      <text:p text:style-name="P8"><text:span text:style-name="T22">a noção do</text:span> produto.</text:p>
      <text:p text:style-name="P8"/>
      <text:p text:style-name="P8"><text:s/>376: 10:20:44.15 10:20:47.19 <text:s/>Duration 00:00:03.04 <text:s/>47</text:p>
      <text:p text:style-name="P8"><text:span text:style-name="T22">Quebrar uma</text:span> garrafa,</text:p>
      <text:p text:style-name="P8"><text:span text:style-name="T22">para um jovem</text:span>, <text:span text:style-name="T22">não </text:span>é grave,</text:p>
      <text:p text:style-name="P8"/>
      <text:p text:style-name="P8"><text:s/>377: 10:20:47.23 10:20:49.08 <text:s/>Duration 00:00:01.10 <text:s/>21</text:p>
      <text:p text:style-name="P8"><text:span text:style-name="T22">são</text:span> 400 mil <text:span text:style-name="T22">envolvidos</text:span>.</text:p>
      <text:p text:style-name="P8"/>
      <text:p text:style-name="P8"><text:s/>378: 10:20:49.12 10:20:52.06 <text:s/>Duration 00:00:02.19 <text:s/>41</text:p>
      <text:p text:style-name="P8">Ma<text:span text:style-name="T22">s uma</text:span> garrafa é <text:span text:style-name="T22">de vidro</text:span>,</text:p>
      <text:p text:style-name="P8"><text:span text:style-name="T22">são</text:span> 6 <text:span text:style-name="T22">qu</text:span>ilos de press<text:span text:style-name="T22">ão</text:span>,</text:p>
      <text:p text:style-name="P8"/>
      <text:p text:style-name="P8"><text:s/>379: 10:20:52.10 10:20:53.10 <text:s/>Duration 00:00:01.00 <text:s/>15</text:p>
      <text:p text:style-name="P8">é u<text:span text:style-name="T22">m valo</text:span>r.</text:p>
      <text:p text:style-name="P8"/>
      <text:p text:style-name="P8"><text:s/>380: 10:20:53.14 10:20:56.08 <text:s/>Duration 00:00:02.19 <text:s/>41</text:p>
      <text:p text:style-name="P40"><text:span text:style-name="T22">I</text:span>ncul<text:span text:style-name="T22">ca</text:span>r <text:span text:style-name="T22">neles</text:span></text:p>
      <text:p text:style-name="P40"><text:span text:style-name="T22">esses valores fundamentai</text:span>s</text:p>
      <text:p text:style-name="P8"/>
      <text:p text:style-name="P8"><text:s/>381: 10:20:56.12 10:20:59.03 <text:s/>Duration 00:00:02.16 <text:s/>40</text:p>
      <text:p text:style-name="P8">perm<text:span text:style-name="T22">ite</text:span> responsabili<text:span text:style-name="T22">zá-los</text:span></text:p>
      <text:p text:style-name="P8">relativ<text:span text:style-name="T22">a</text:span>ment<text:span text:style-name="T22">e</text:span> <text:span text:style-name="T22">cedo</text:span>.</text:p>
      <text:p text:style-name="P8"/>
      <text:p text:style-name="P8"><text:s/>382: 10:21:10.18 10:21:13.01 <text:s/>Duration 00:00:02.08 <text:s/>35</text:p>
      <text:p text:style-name="P8">#<text:span text:style-name="T22">N</text:span>a escola d<text:span text:style-name="T22">o</text:span>es pastores,</text:p>
      <text:p text:style-name="P8">Bautista <text:span text:style-name="T22">também</text:span>#</text:p>
      <text:p text:style-name="P8"/>
      <text:p text:style-name="P8"><text:s/>383: 10:21:13.05 10:21:15.16 <text:s/>Duration 00:00:02.11 <text:s/>37</text:p>
      <text:p text:style-name="P8">#<text:span text:style-name="T23">quer evitar que os</text:span> alunos</text:p>
      <text:p text:style-name="P8"><text:span text:style-name="T23">cometam erros</text:span>.#</text:p>
      <text:p text:style-name="P8"/>
      <text:p text:style-name="P8"><text:s/>384: 10:21:15.20 10:21:19.07 <text:s/>Duration 00:00:03.12 <text:s/>52</text:p>
      <text:p text:style-name="P8">#<text:span text:style-name="T23">Hoje ele vai ver como está</text:span> Xabier</text:p>
      <text:p text:style-name="P8"><text:span text:style-name="T23">com as</text:span> 250 ovelhas#</text:p>
      <text:p text:style-name="P8"/>
      <text:p text:style-name="P8"><text:s/>385: 10:21:19.11 10:21:21.08 <text:s/>Duration 00:00:01.22 <text:s/>28</text:p>
      <text:p text:style-name="P8"><text:soft-page-break/>#d<text:span text:style-name="T23">e que ele cuida com o tio</text:span>.#</text:p>
      <text:p text:style-name="P8"/>
      <text:p text:style-name="P8"><text:s/>386: 10:21:21.12 10:21:23.23 <text:s/>Duration 00:00:02.11 <text:s/>37</text:p>
      <text:p text:style-name="P8">#<text:span text:style-name="T23">A f</text:span>ase pr<text:span text:style-name="T23">ática da formação</text:span></text:p>
      <text:p text:style-name="P8">de 16 sema<text:span text:style-name="T23">na</text:span>s#</text:p>
      <text:p text:style-name="P8"/>
      <text:p text:style-name="P8"><text:s/>387: 10:21:24.02 10:21:26.12 <text:s/>Duration 00:00:02.10 <text:s/>36</text:p>
      <text:p text:style-name="P8">#<text:span text:style-name="T23">costuma </text:span>se pass<text:span text:style-name="T23">ar</text:span></text:p>
      <text:p text:style-name="P8"><text:span text:style-name="T23">com profissionai</text:span>s,#</text:p>
      <text:p text:style-name="P8"/>
      <text:p text:style-name="P8"><text:s/>388: 10:21:26.16 10:21:29.12 <text:s/>Duration 00:00:02.21 <text:s/>43</text:p>
      <text:p text:style-name="P41">#ma<text:span text:style-name="T23">s para o</text:span>s alunos</text:p>
      <text:p text:style-name="P41">qu<text:span text:style-name="T23">e têm instalações</text:span>,#</text:p>
      <text:p text:style-name="P8"/>
      <text:p text:style-name="P8"><text:s/>389: 10:21:29.17 10:21:32.14 <text:s/>Duration 00:00:02.22 <text:s/>43</text:p>
      <text:p text:style-name="P8">#<text:span text:style-name="T23">são os professores</text:span></text:p>
      <text:p text:style-name="P8">qu<text:span text:style-name="T23">e vão até eles</text:span>.#</text:p>
      <text:p text:style-name="P8"/>
      <text:p text:style-name="P8"><text:s/>390: 10:21:36.19 10:21:38.16 <text:s/>Duration 00:00:01.22 <text:s/>28</text:p>
      <text:p text:style-name="P8"><text:span text:style-name="T23">Sempre tivemos</text:span> carneiros.</text:p>
      <text:p text:style-name="P8"/>
      <text:p text:style-name="P8"><text:s/>391: 10:21:38.20 10:21:40.15 <text:s/>Duration 00:00:01.20 <text:s/>27</text:p>
      <text:p text:style-name="P8">M<text:span text:style-name="T23">eu avô era</text:span> pastor,</text:p>
      <text:p text:style-name="P8"/>
      <text:p text:style-name="P8"><text:s/>392: 10:21:40.20 10:21:42.16 <text:s/>Duration 00:00:01.21 <text:s/>28</text:p>
      <text:p text:style-name="P8"><text:span text:style-name="T23">o irmão do meu pai também</text:span>,</text:p>
      <text:p text:style-name="P8"/>
      <text:p text:style-name="P8"><text:s/>393: 10:21:42.20 10:21:45.01 <text:s/>Duration 00:00:02.06 <text:s/>34</text:p>
      <text:p text:style-name="P8">m<text:span text:style-name="T23">eu primo também é</text:span> pastor.</text:p>
      <text:p text:style-name="P8"/>
      <text:p text:style-name="P8"><text:s/>394: 10:21:45.05 10:21:47.04 <text:s/>Duration 00:00:01.24 <text:s/>29</text:p>
      <text:p text:style-name="P8"><text:span text:style-name="T23">Sou de uma família</text:span> de pastores.</text:p>
      <text:p text:style-name="P8"/>
      <text:p text:style-name="P8"><text:s/>395: 10:21:47.08 10:21:50.07 <text:s/>Duration 00:00:02.24 <text:s/>44</text:p>
      <text:p text:style-name="P8"><text:span text:style-name="T23">Comprei meus primeiros</text:span> carneiros</text:p>
      <text:p text:style-name="P8"><text:span text:style-name="T23">aos</text:span> 14 anos.</text:p>
      <text:p text:style-name="P8"/>
      <text:p text:style-name="P8"><text:s/>396: 10:21:50.11 10:21:52.22 <text:s/>Duration 00:00:02.11 <text:s/>37</text:p>
      <text:p text:style-name="P8">De<text:span text:style-name="T23">sde então, sempre tive alguns.</text:span></text:p>
      <text:p text:style-name="P8"/>
      <text:p text:style-name="P8"><text:s/>397: 10:21:53.01 10:21:55.17 <text:s/>Duration 00:00:02.16 <text:s/>40</text:p>
      <text:p text:style-name="P41"><text:span text:style-name="T23">Há</text:span> 2 anos,</text:p>
      <text:p text:style-name="P41"><text:span text:style-name="T23">decidi </text:span>me prof<text:span text:style-name="T23">i</text:span>ssionali<text:span text:style-name="T23">za</text:span>r</text:p>
      <text:p text:style-name="P8"/>
      <text:p text:style-name="P8"><text:s/>398: 10:21:55.21 10:21:57.11 <text:s/>Duration 00:00:01.15 <text:s/>24</text:p>
      <text:p text:style-name="P8"><text:span text:style-name="T23">e fui para</text:span> a escola.</text:p>
      <text:p text:style-name="P8"/>
      <text:p text:style-name="P8"><text:s/>399: 10:21:58.13 10:22:00.08 <text:s/>Duration 00:00:01.20 <text:s/>27</text:p>
      <text:p text:style-name="P8"><text:span text:style-name="T23">Você é um</text:span> pastor modern<text:span text:style-name="T23">o</text:span>?</text:p>
      <text:p text:style-name="P8"/>
      <text:p text:style-name="P8"><text:s/>400: 10:22:00.21 10:22:03.19 <text:s/>Duration 00:00:02.23 <text:s/>44</text:p>
      <text:p text:style-name="P8">S<text:span text:style-name="T23">e você perguntar aos mais velhos,</text:span></text:p>
      <text:p text:style-name="P8">é <text:span text:style-name="T23">sim</text:span>.</text:p>
      <text:p text:style-name="P8"/>
      <text:p text:style-name="P8"><text:s/>401: 10:22:12.17 10:22:14.23 <text:s/>Duration 00:00:02.06 <text:s/>34</text:p>
      <text:p text:style-name="P41"><text:span text:style-name="T23">O</text:span> pastor d<text:span text:style-name="T23">eve saber</text:span></text:p>
      <text:p text:style-name="P41"><text:span text:style-name="T23">um pouco de tudo.</text:span></text:p>
      <text:p text:style-name="P8"/>
      <text:p text:style-name="P8"><text:s/>402: 10:22:15.02 10:22:18.13 <text:s/>Duration 00:00:03.11 <text:s/>52</text:p>
      <text:p text:style-name="P42">Ele deve ter noções</text:p>
      <text:p text:style-name="P8"><text:soft-page-break/>de <text:span text:style-name="T23">encanamento</text:span>, d<text:span text:style-name="T23">e eletricidade,</text:span></text:p>
      <text:p text:style-name="P8"/>
      <text:p text:style-name="P8"><text:s/>403: 10:22:18.17 10:22:21.03 <text:s/>Duration 00:00:02.11 <text:s/>37</text:p>
      <text:p text:style-name="P8">de m<text:span text:style-name="T23">arcenaria</text:span></text:p>
      <text:p text:style-name="P8">e de m<text:span text:style-name="T23">edicina veterinária.</text:span></text:p>
      <text:p text:style-name="P8"/>
      <text:p text:style-name="P8"><text:s/>404: 10:22:21.19 10:22:25.10 <text:s/>Duration 00:00:03.16 <text:s/>55</text:p>
      <text:p text:style-name="P42">Ele deve saber um pouco de tudo,</text:p>
      <text:p text:style-name="P42">pois terá muito que fazer.</text:p>
      <text:p text:style-name="P8"/>
      <text:p text:style-name="P8"><text:s/>405: 10:22:25.14 10:22:28.15 <text:s/>Duration 00:00:03.01 <text:s/>46</text:p>
      <text:p text:style-name="P8">S<text:span text:style-name="T23">e precisar recorrer ao veterinário</text:span></text:p>
      <text:p text:style-name="P8"><text:span text:style-name="T23">a</text:span> c<text:span text:style-name="T23">ada</text:span> vac<text:span text:style-name="T23">ina,</text:span></text:p>
      <text:p text:style-name="P8"/>
      <text:p text:style-name="P8"><text:s/>406: 10:22:28.19 10:22:29.17 <text:s/>Duration 00:00:00.23 <text:s/>14</text:p>
      <text:p text:style-name="P8"><text:span text:style-name="T23">adeus dinheiro</text:span>.</text:p>
      <text:p text:style-name="P8"/>
      <text:p text:style-name="P8"><text:s/>407: 10:22:29.21 10:22:32.14 <text:s/>Duration 00:00:02.18 <text:s/>41</text:p>
      <text:p text:style-name="P44"><text:span text:style-name="T24">Vemos os alunos</text:span></text:p>
      <text:p text:style-name="P44"><text:span text:style-name="T24">saírem correndo após as aulas,</text:span></text:p>
      <text:p text:style-name="P8"/>
      <text:p text:style-name="P8"><text:s/>408: 10:22:32.18 10:22:34.24 <text:s/>Duration 00:00:02.06 <text:s/>34</text:p>
      <text:p text:style-name="P8">p<text:span text:style-name="T24">orque têm esse trabalho</text:span></text:p>
      <text:p text:style-name="P8"><text:span text:style-name="T24">à espera.</text:span></text:p>
      <text:p text:style-name="P8"/>
      <text:p text:style-name="P8"><text:s/>409: 10:22:35.04 10:22:36.23 <text:s/>Duration 00:00:01.19 <text:s/>26</text:p>
      <text:p text:style-name="P8">Quand<text:span text:style-name="T24">o eu chegava de manhã</text:span></text:p>
      <text:p text:style-name="P8"/>
      <text:p text:style-name="P8"><text:s/>410: 10:22:38.08 10:22:41.07 <text:s/>Duration 00:00:02.24 <text:s/>44</text:p>
      <text:p text:style-name="P44"><text:span text:style-name="T24">todo dia tinha</text:span> ovelhas <text:span text:style-name="T24">dando à luz</text:span>.</text:p>
      <text:p text:style-name="P8"/>
      <text:p text:style-name="P8"><text:s/>411: 10:22:41.11 10:22:44.01 <text:s/>Duration 00:00:02.15 <text:s/>39</text:p>
      <text:p text:style-name="P44"><text:span text:style-name="T24">Ainda tem algumas para parir.</text:span></text:p>
      <text:p text:style-name="P8"/>
      <text:p text:style-name="P8"><text:s/>412: 10:22:44.05 10:22:45.12 <text:s/>Duration 00:00:01.07 <text:s/>19</text:p>
      <text:p text:style-name="P8"><text:span text:style-name="T24">Eu dava leite a elas</text:span>.</text:p>
      <text:p text:style-name="P8"/>
      <text:p text:style-name="P8"><text:s/>413: 10:22:45.16 10:22:47.12 <text:s/>Duration 00:00:01.21 <text:s/>28</text:p>
      <text:p text:style-name="P44"><text:span text:style-name="T24">Eu cuidava delas,</text:span></text:p>
      <text:p text:style-name="P8"/>
      <text:p text:style-name="P8"><text:s/>414: 10:22:47.16 10:22:49.17 <text:s/>Duration 00:00:02.01 <text:s/>31</text:p>
      <text:p text:style-name="P8"><text:span text:style-name="T24">depois ia para</text:span> Arantzazu.</text:p>
      <text:p text:style-name="P8"/>
      <text:p text:style-name="P8"><text:s/>415: 10:22:49.22 10:22:53.13 <text:s/>Duration 00:00:03.16 <text:s/>55</text:p>
      <text:p text:style-name="P43">Lá, eu pensava a manhã toda</text:p>
      <text:p text:style-name="P8"><text:span text:style-name="T24">nas</text:span> ovelhas qu<text:span text:style-name="T24">e pariam</text:span></text:p>
      <text:p text:style-name="P8"/>
      <text:p text:style-name="P8"><text:s/>416: 10:22:53.17 10:22:56.11 <text:s/>Duration 00:00:02.19 <text:s/>41</text:p>
      <text:p text:style-name="P8">e <text:span text:style-name="T24">nos cordeiros</text:span></text:p>
      <text:p text:style-name="P8">qu<text:span text:style-name="T24">e tinham nascido de manhã</text:span>.</text:p>
      <text:p text:style-name="P8"/>
      <text:p text:style-name="P8"><text:s/>417: 10:22:57.04 10:22:59.02 <text:s/>Duration 00:00:01.23 <text:s/>29</text:p>
      <text:p text:style-name="P8">"<text:span text:style-name="T24">Eles estão bem</text:span>?"</text:p>
      <text:p text:style-name="P8"><text:span text:style-name="T24">Eu voltava logo</text:span>,</text:p>
      <text:p text:style-name="P8"/>
      <text:p text:style-name="P8"><text:s/>418: 10:22:59.21 10:23:01.19 <text:s/>Duration 00:00:01.23 <text:s/>29</text:p>
      <text:p text:style-name="P8">e <text:span text:style-name="T24">ocorriam mais nascimentos.</text:span></text:p>
      <text:p text:style-name="P8"/>
      <text:p text:style-name="P8"><text:s/>419: 10:23:02.24 10:23:05.00 <text:s/>Duration 00:00:02.01 <text:s/>31</text:p>
      <text:p text:style-name="P43">Tinha de dar leite</text:p>
      <text:p text:style-name="P43"><text:soft-page-break/>aos recém-nascidos.</text:p>
      <text:p text:style-name="P8"/>
      <text:p text:style-name="P8"><text:s/>420: 10:23:05.04 10:23:09.04 <text:s/>Duration 00:00:04.00 <text:s/>60</text:p>
      <text:p text:style-name="P43">Na verdade, a urgência de voltar</text:p>
      <text:p text:style-name="P44"><text:span text:style-name="T24">era por causa dos nascimentos</text:span>.</text:p>
      <text:p text:style-name="P8"/>
      <text:p text:style-name="P8"><text:s/>421: 10:23:09.08 10:23:12.17 <text:s/>Duration 00:00:03.09 <text:s/>50</text:p>
      <text:p text:style-name="P8">S<text:span text:style-name="T24">e precisar alimentar os </text:span>carneiros</text:p>
      <text:p text:style-name="P43">meia hora antes,</text:p>
      <text:p text:style-name="P8"/>
      <text:p text:style-name="P8"><text:s/>422: 10:23:12.21 10:23:13.21 <text:s/>Duration 00:00:01.00 <text:s/>15</text:p>
      <text:p text:style-name="P8"><text:span text:style-name="T24">eles se </text:span>habitu<text:span text:style-name="T24">am</text:span>.</text:p>
      <text:p text:style-name="P8"/>
      <text:p text:style-name="P8"><text:s/>423: 10:23:18.02 10:23:20.16 <text:s/>Duration 00:00:02.14 <text:s/>38</text:p>
      <text:p text:style-name="P8">-<text:span text:style-name="T24">Mas deve sair caro!</text:span></text:p>
      <text:p text:style-name="P8">-Sim.</text:p>
      <text:p text:style-name="P8"/>
      <text:p text:style-name="P8"><text:s/>424: 10:23:21.20 10:23:24.14 <text:s/>Duration 00:00:02.19 <text:s/>41</text:p>
      <text:p text:style-name="P8"><text:span text:style-name="T24">O</text:span> trabalho d<text:span text:style-name="T24">o </text:span>ano <text:span text:style-name="T24">anterior</text:span></text:p>
      <text:p text:style-name="P8"><text:span text:style-name="T24">valeu a pena</text:span>.</text:p>
      <text:p text:style-name="P8"/>
      <text:p text:style-name="P8"><text:s/>425: 10:23:24.18 10:23:26.17 <text:s/>Duration 00:00:01.24 <text:s/>29</text:p>
      <text:p text:style-name="P8"><text:span text:style-name="T24">Não</text:span> trabalh<text:span text:style-name="T24">amos à toa.</text:span></text:p>
      <text:p text:style-name="P8"/>
      <text:p text:style-name="P8"><text:s/>426: 10:23:26.21 10:23:29.02 <text:s/>Duration 00:00:02.06 <text:s/>34</text:p>
      <text:p text:style-name="P44"><text:span text:style-name="T24">A inseminação</text:span></text:p>
      <text:p text:style-name="P44"><text:span text:style-name="T24">faz parte do </text:span>trabalho.</text:p>
      <text:p text:style-name="P8"/>
      <text:p text:style-name="P8"><text:s/>427: 10:23:29.06 10:23:32.07 <text:s/>Duration 00:00:03.01 <text:s/>46</text:p>
      <text:p text:style-name="P8">Fa<text:span text:style-name="T24">zer seu</text:span> trabalho</text:p>
      <text:p text:style-name="P8">é u<text:span text:style-name="T24">ma</text:span> <text:span text:style-name="T24">fonte</text:span> de satisfa<text:span text:style-name="T24">ção</text:span>.</text:p>
      <text:p text:style-name="P8"/>
      <text:p text:style-name="P8"><text:s/>428: 10:23:32.11 10:23:34.05 <text:s/>Duration 00:00:01.19 <text:s/>26</text:p>
      <text:p text:style-name="P43">Não sei como explicar.</text:p>
      <text:p text:style-name="P8"/>
      <text:p text:style-name="P8"><text:s/>429: 10:23:36.21 10:23:39.15 <text:s/>Duration 00:00:02.19 <text:s/>41</text:p>
      <text:p text:style-name="P43">Não se sente como um pai</text:p>
      <text:p text:style-name="P8"><text:span text:style-name="T24">diante dos filhos</text:span>?</text:p>
      <text:p text:style-name="P8"/>
      <text:p text:style-name="P8"><text:s/>430: 10:23:40.20 10:23:43.08 <text:s/>Duration 00:00:02.13 <text:s/>38</text:p>
      <text:p text:style-name="P8">É <text:span text:style-name="T24">o que digo,</text:span></text:p>
      <text:p text:style-name="P8">que <text:span text:style-name="T24">tenho muitos filhos.</text:span></text:p>
      <text:p text:style-name="P8"/>
      <text:p text:style-name="P8"><text:s/>431: 10:23:43.12 10:23:46.12 <text:s/>Duration 00:00:03.00 <text:s/>45</text:p>
      <text:p text:style-name="P8"><text:span text:style-name="T24">Não é o que me falta</text:span>.</text:p>
      <text:p text:style-name="P43">Tenho muitos agora.</text:p>
      <text:p text:style-name="P8"/>
      <text:p text:style-name="P8"><text:s/>432: 10:23:49.08 10:23:51.20 <text:s/>Duration 00:00:02.12 <text:s/>37</text:p>
      <text:p text:style-name="P8">#<text:span text:style-name="T24">Por falar em nascimento</text:span>,</text:p>
      <text:p text:style-name="P8"><text:span text:style-name="T24">o do</text:span> champagne Sanger#</text:p>
      <text:p text:style-name="P8"/>
      <text:p text:style-name="P8"><text:s/>433: 10:23:52.00 10:23:53.22 <text:s/>Duration 00:00:01.22 <text:s/>28</text:p>
      <text:p text:style-name="P8">#<text:span text:style-name="T24">é resultado de um</text:span> savoir-faire#</text:p>
      <text:p text:style-name="P8"/>
      <text:p text:style-name="P8"><text:s/>434: 10:23:54.01 10:23:57.17 <text:s/>Duration 00:00:03.16 <text:s/>55</text:p>
      <text:p text:style-name="P8">#<text:span text:style-name="T24">de</text:span> prof<text:span text:style-name="T24">issionais, professores</text:span></text:p>
      <text:p text:style-name="P8"><text:span text:style-name="T24">e</text:span> alunos qu<text:span text:style-name="T24">e</text:span> particip<text:span text:style-name="T24">am</text:span>#</text:p>
      <text:p text:style-name="P8"/>
      <text:p text:style-name="P8"><text:s/>435: 10:23:57.21 10:23:59.12 <text:s/>Duration 00:00:01.16 <text:s/>25</text:p>
      <text:p text:style-name="P44">#<text:span text:style-name="T24">de todas as etapas</text:span>.#</text:p>
      <text:p text:style-name="P8"><text:soft-page-break/></text:p>
      <text:p text:style-name="P8"><text:s/>436: 10:23:59.17 10:24:02.08 <text:s/>Duration 00:00:02.16 <text:s/>40</text:p>
      <text:p text:style-name="P8"><text:span text:style-name="T24">As três maiores</text:span> partes,</text:p>
      <text:p text:style-name="P8"><text:span text:style-name="T24">são </text:span>a vinha,</text:p>
      <text:p text:style-name="P8"/>
      <text:p text:style-name="P8"><text:s/>437: 10:24:02.12 10:24:05.00 <text:s/>Duration 00:00:02.13 <text:s/>38</text:p>
      <text:p text:style-name="P45"><text:span text:style-name="T24">a</text:span> <text:span text:style-name="T25">adega</text:span> e a <text:span text:style-name="T25">fermentação</text:span>,</text:p>
      <text:p text:style-name="P45"><text:span text:style-name="T25">na verdade</text:span>.</text:p>
      <text:p text:style-name="P8"/>
      <text:p text:style-name="P8"><text:s/>438: 10:24:05.16 10:24:07.19 <text:s/>Duration 00:00:02.03 <text:s/>32</text:p>
      <text:p text:style-name="P8">#<text:span text:style-name="T25">A</text:span> particulari<text:span text:style-name="T25">dade</text:span></text:p>
      <text:p text:style-name="P8"><text:span text:style-name="T25">do método#</text:span> champenoise</text:p>
      <text:p text:style-name="P8"/>
      <text:p text:style-name="P8"><text:s/>439: 10:24:07.23 10:24:09.07 <text:s/>Duration 00:00:01.09 <text:s/>20</text:p>
      <text:p text:style-name="P8">#é <text:span text:style-name="T25">a dupla</text:span> fermenta<text:span text:style-name="T25">ção</text:span>.#</text:p>
      <text:p text:style-name="P8"/>
      <text:p text:style-name="P8"><text:s/>440: 10:24:09.24 10:24:11.11 <text:s/>Duration 00:00:01.12 <text:s/>22</text:p>
      <text:p text:style-name="P8">#<text:span text:style-name="T25">A 1ª é feita no tanque</text:span>.#</text:p>
      <text:p text:style-name="P8"/>
      <text:p text:style-name="P8"><text:s/>441: 10:24:11.15 10:24:13.22 <text:s/>Duration 00:00:02.07 <text:s/>34</text:p>
      <text:p text:style-name="P8">#<text:span text:style-name="T25">Com o suco de uva,</text:span></text:p>
      <text:p text:style-name="P8"><text:span text:style-name="T25">o açúcar</text:span> ferment<text:span text:style-name="T25">a</text:span>#</text:p>
      <text:p text:style-name="P8"/>
      <text:p text:style-name="P8"><text:s/>442: 10:24:14.01 10:24:15.24 <text:s/>Duration 00:00:01.23 <text:s/>29</text:p>
      <text:p text:style-name="P8">#<text:span text:style-name="T25">e vira</text:span> vin<text:span text:style-name="T25">ho</text:span></text:p>
      <text:p text:style-name="P8"><text:span text:style-name="T25">e o gás carbônico</text:span>#</text:p>
      <text:p text:style-name="P8"/>
      <text:p text:style-name="P8"><text:s/>443: 10:24:16.04 10:24:18.10 <text:s/>Duration 00:00:02.06 <text:s/>34</text:p>
      <text:p text:style-name="P45">#va<text:span text:style-name="T25">i escapar</text:span></text:p>
      <text:p text:style-name="P45"><text:span text:style-name="T25">pela chaminé do tanque</text:span>.#</text:p>
      <text:p text:style-name="P8"/>
      <text:p text:style-name="P8"><text:s/>444: 10:24:18.14 10:24:21.18 <text:s/>Duration 00:00:03.04 <text:s/>47</text:p>
      <text:p text:style-name="P8"><text:span text:style-name="T26">Então pegamos </text:span>a densi<text:span text:style-name="T26">dade</text:span></text:p>
      <text:p text:style-name="P8"><text:span text:style-name="T26">no tanque</text:span> 18 e <text:span text:style-name="T26">olhamos</text:span>...</text:p>
      <text:p text:style-name="P8"/>
      <text:p text:style-name="P8"><text:s/>445: 10:24:21.22 10:24:23.18 <text:s/>Duration 00:00:01.21 <text:s/>28</text:p>
      <text:p text:style-name="P8">s<text:span text:style-name="T26">e tudo correu bem</text:span>.</text:p>
      <text:p text:style-name="P8"/>
      <text:p text:style-name="P8"><text:s/>446: 10:24:23.22 10:24:27.17 <text:s/>Duration 00:00:03.20 <text:s/>57</text:p>
      <text:p text:style-name="P8">#<text:span text:style-name="T26">Depois engarrafamos o vinho</text:span></text:p>
      <text:p text:style-name="P8"><text:span text:style-name="T26">e adicionamos açúcar</text:span> e lev<text:span text:style-name="T26">eduras</text:span>.#</text:p>
      <text:p text:style-name="P8"/>
      <text:p text:style-name="P8"><text:s/>447: 10:24:27.21 10:24:30.22 <text:s/>Duration 00:00:03.01 <text:s/>46</text:p>
      <text:p text:style-name="P46">#<text:span text:style-name="T26">A</text:span>s garrafas são<text:span text:style-name="T26"> então fechadas</text:span></text:p>
      <text:p text:style-name="P46"><text:span text:style-name="T26">com uma tampa</text:span>,#</text:p>
      <text:p text:style-name="P8"/>
      <text:p text:style-name="P8"><text:s/>448: 10:24:31.01 10:24:33.22 <text:s/>Duration 00:00:02.21 <text:s/>43</text:p>
      <text:p text:style-name="P8">#<text:span text:style-name="T26">o que impede o gás carbônico</text:span></text:p>
      <text:p text:style-name="P8">de <text:span text:style-name="T26">vaza</text:span>r.#</text:p>
      <text:p text:style-name="P8"/>
      <text:p text:style-name="P8"><text:s/>449: 10:24:35.23 10:24:40.04 <text:s/>Duration 00:00:04.06 <text:s/>64</text:p>
      <text:p text:style-name="P46"><text:span text:style-name="T26">A pressão será e</text:span>norme, de 6 <text:span text:style-name="T26">kg</text:span></text:p>
      <text:p text:style-name="P46">de press<text:span text:style-name="T26">ão</text:span> <text:span text:style-name="T26">por centímetro quadrado</text:span>.</text:p>
      <text:p text:style-name="P8"/>
      <text:p text:style-name="P8"><text:s/>450: 10:24:40.08 10:24:42.19 <text:s/>Duration 00:00:02.11 <text:s/>37</text:p>
      <text:p text:style-name="P8">É <text:span text:style-name="T26">a pressão de um pneu de caminhão.</text:span></text:p>
      <text:p text:style-name="P8"/>
      <text:p text:style-name="P8"><text:s/>451: 10:24:42.23 10:24:44.19 <text:s/>Duration 00:00:01.21 <text:s/>28</text:p>
      <text:p text:style-name="P8">Concrètement,</text:p>
      <text:p text:style-name="P8">si dans une garrafa,</text:p>
      <text:p text:style-name="P8"><text:soft-page-break/></text:p>
      <text:p text:style-name="P8"><text:s/>452: 10:24:44.23 10:24:46.15 <text:s/>Duration 00:00:01.17 <text:s/>25</text:p>
      <text:p text:style-name="P8">on retenait l'ensemble du gaz,</text:p>
      <text:p text:style-name="P8"/>
      <text:p text:style-name="P8"><text:s/>453: 10:24:46.19 10:24:48.24 <text:s/>Duration 00:00:02.05 <text:s/>33</text:p>
      <text:p text:style-name="P8">ça représenterait</text:p>
      <text:p text:style-name="P8">un volume de 5 litres.</text:p>
      <text:p text:style-name="P8"/>
      <text:p text:style-name="P8"><text:s/>454: 10:24:49.03 10:24:50.09 <text:s/>Duration 00:00:01.06 <text:s/>19</text:p>
      <text:p text:style-name="P8">É énorme.</text:p>
      <text:p text:style-name="P8"/>
      <text:p text:style-name="P8"><text:s/>455: 10:24:50.13 10:24:52.16 <text:s/>Duration 00:00:02.03 <text:s/>32</text:p>
      <text:p text:style-name="P8">Un chiffre clé aussi</text:p>
      <text:p text:style-name="P8">qui est important:</text:p>
      <text:p text:style-name="P8"/>
      <text:p text:style-name="P8"><text:s/>456: 10:24:52.20 10:24:55.21 <text:s/>Duration 00:00:03.01 <text:s/>46</text:p>
      <text:p text:style-name="P8">dans une flûte de champagne,</text:p>
      <text:p text:style-name="P8">il y a plus de bulles</text:p>
      <text:p text:style-name="P8"/>
      <text:p text:style-name="P8"><text:s/>457: 10:24:56.00 10:24:57.07 <text:s/>Duration 00:00:01.07 <text:s/>19</text:p>
      <text:p text:style-name="P8">que d'habitants en France.</text:p>
      <text:p text:style-name="P8"/>
      <text:p text:style-name="P8"><text:s/>458: 10:24:57.11 10:25:00.05 <text:s/>Duration 00:00:02.19 <text:s/>41</text:p>
      <text:p text:style-name="P8">Dans une garrafa de champagne,</text:p>
      <text:p text:style-name="P8">il y a plus de bulles</text:p>
      <text:p text:style-name="P8"/>
      <text:p text:style-name="P8"><text:s/>459: 10:25:00.09 10:25:02.02 <text:s/>Duration 00:00:01.18 <text:s/>26</text:p>
      <text:p text:style-name="P8">que d'habitants</text:p>
      <text:p text:style-name="P8">dans l'Union européenne.</text:p>
      <text:p text:style-name="P8"/>
      <text:p text:style-name="P8"><text:s/>460: 10:25:02.06 10:25:04.18 <text:s/>Duration 00:00:02.12 <text:s/>37</text:p>
      <text:p text:style-name="P8">On est sur des nombres de bulles</text:p>
      <text:p text:style-name="P8"/>
      <text:p text:style-name="P8"><text:s/>461: 10:25:04.22 10:25:07.07 <text:s/>Duration 00:00:02.10 <text:s/>36</text:p>
      <text:p text:style-name="P8">de 900 milhões.</text:p>
      <text:p text:style-name="P8">É énorme.</text:p>
      <text:p text:style-name="P8"/>
      <text:p text:style-name="P8"><text:s/>462: 10:25:07.11 10:25:09.24 <text:s/>Duration 00:00:02.13 <text:s/>38</text:p>
      <text:p text:style-name="P8">Et ce gaz carbonique</text:p>
      <text:p text:style-name="P8">qui reste emprisonné,</text:p>
      <text:p text:style-name="P8"/>
      <text:p text:style-name="P8"><text:s/>463: 10:25:10.03 10:25:13.03 <text:s/>Duration 00:00:03.00 <text:s/>45</text:p>
      <text:p text:style-name="P8">il veut s'échapper</text:p>
      <text:p text:style-name="P8">lorsqu'on ouvre la garrafa.</text:p>
      <text:p text:style-name="P8"/>
      <text:p text:style-name="P8"><text:s/>464: 10:25:22.19 10:25:25.17 <text:s/>Duration 00:00:02.23 <text:s/>44</text:p>
      <text:p text:style-name="P8">"Berger" en espagnol se dit #pastor,</text:p>
      <text:p text:style-name="P8">#en français, pasteur,</text:p>
      <text:p text:style-name="P8"/>
      <text:p text:style-name="P8"><text:s/>465: 10:25:25.21 10:25:28.07 <text:s/>Duration 00:00:02.11 <text:s/>37</text:p>
      <text:p text:style-name="P8">qui peut aussi signifier</text:p>
      <text:p text:style-name="P8">"prêtre" ou "évêque".</text:p>
      <text:p text:style-name="P8"/>
      <text:p text:style-name="P8"><text:s/>466: 10:25:28.11 10:25:29.23 <text:s/>Duration 00:00:01.12 <text:s/>22</text:p>
      <text:p text:style-name="P8">En quoi les 2 sont-ils liés?</text:p>
      <text:p text:style-name="P8"/>
      <text:p text:style-name="P8"><text:s/>467: 10:25:30.02 10:25:32.02 <text:s/>Duration 00:00:02.00 <text:s/>30</text:p>
      <text:p text:style-name="P8">Et qu'est-ce qui vient en premier?</text:p>
      <text:p text:style-name="P8"/>
      <text:p text:style-name="P8"><text:s/>468: 10:25:32.06 10:25:34.22 <text:s/>Duration 00:00:02.16 <text:s/>40</text:p>
      <text:p text:style-name="P8"><text:soft-page-break/>La religion? ou les carneiros?</text:p>
      <text:p text:style-name="P8"/>
      <text:p text:style-name="P8"><text:s/>469: 10:25:38.17 10:25:41.18 <text:s/>Duration 00:00:03.01 <text:s/>46</text:p>
      <text:p text:style-name="P8">Toute la crête de la montagne</text:p>
      <text:p text:style-name="P8">que vous voyez là-bas,</text:p>
      <text:p text:style-name="P8"/>
      <text:p text:style-name="P8"><text:s/>470: 10:25:42.18 10:25:46.17 <text:s/>Duration 00:00:03.24 <text:s/>59</text:p>
      <text:p text:style-name="P8">avec les éoliennes,</text:p>
      <text:p text:style-name="P8">est consacrée au pastoralisme.</text:p>
      <text:p text:style-name="P8"/>
      <text:p text:style-name="P8"><text:s/>471: 10:25:49.22 10:25:51.23 <text:s/>Duration 00:00:02.01 <text:s/>31</text:p>
      <text:p text:style-name="P8">Si on se tourne dans cette direction,</text:p>
      <text:p text:style-name="P8"/>
      <text:p text:style-name="P8"><text:s/>472: 10:25:52.18 10:25:55.09 <text:s/>Duration 00:00:02.16 <text:s/>40</text:p>
      <text:p text:style-name="P8">vers le haut et vers le fond,</text:p>
      <text:p text:style-name="P8"/>
      <text:p text:style-name="P8"><text:s/>473: 10:25:55.14 10:25:59.01 <text:s/>Duration 00:00:03.12 <text:s/>52</text:p>
      <text:p text:style-name="P8">on se retrouve devant une grande</text:p>
      <text:p text:style-name="P8">chaîne de montagnes, l'Aralar.</text:p>
      <text:p text:style-name="P8"/>
      <text:p text:style-name="P8"><text:s/>474: 10:26:03.00 10:26:05.15 <text:s/>Duration 00:00:02.15 <text:s/>39</text:p>
      <text:p text:style-name="P8">Ce sont tous</text:p>
      <text:p text:style-name="P8">des centres de pastoralisme.</text:p>
      <text:p text:style-name="P8"/>
      <text:p text:style-name="P8"><text:s/>475: 10:26:07.03 10:26:10.18 <text:s/>Duration 00:00:03.15 <text:s/>54</text:p>
      <text:p text:style-name="P8">Pas de notre époque,</text:p>
      <text:p text:style-name="P8">mais d'il y a 2 mil ou 3 mil anos.</text:p>
      <text:p text:style-name="P8"/>
      <text:p text:style-name="P8"><text:s/>476: 10:26:12.15 10:26:15.19 <text:s/>Duration 00:00:03.04 <text:s/>47</text:p>
      <text:p text:style-name="P8">Nous, les Basques,</text:p>
      <text:p text:style-name="P8">sommes très attachés au territoire,</text:p>
      <text:p text:style-name="P8"/>
      <text:p text:style-name="P8"><text:s/>477: 10:26:17.19 10:26:20.14 <text:s/>Duration 00:00:02.20 <text:s/>42</text:p>
      <text:p text:style-name="P8">et plus particulièrement</text:p>
      <text:p text:style-name="P8">à une institution</text:p>
      <text:p text:style-name="P8"/>
      <text:p text:style-name="P8"><text:s/>478: 10:26:20.18 10:26:25.06 <text:s/>Duration 00:00:04.13 <text:s/>68</text:p>
      <text:p text:style-name="P8">qui se trouve sur le territoire,</text:p>
      <text:p text:style-name="P8">é-à-dire la maison.</text:p>
      <text:p text:style-name="P8"/>
      <text:p text:style-name="P8"><text:s/>479: 10:26:26.06 10:26:29.02 <text:s/>Duration 00:00:02.21 <text:s/>43</text:p>
      <text:p text:style-name="P8">Nos noms de famille font référence</text:p>
      <text:p text:style-name="P8">à une maison.</text:p>
      <text:p text:style-name="P8"/>
      <text:p text:style-name="P8"><text:s/>480: 10:26:29.06 10:26:31.03 <text:s/>Duration 00:00:01.22 <text:s/>28</text:p>
      <text:p text:style-name="P8">Par exemple,</text:p>
      <text:p text:style-name="P8"/>
      <text:p text:style-name="P8"><text:s/>481: 10:26:31.07 10:26:32.20 <text:s/>Duration 00:00:01.13 <text:s/>23</text:p>
      <text:p text:style-name="P8">le nom de famille Etxeberri</text:p>
      <text:p text:style-name="P8"/>
      <text:p text:style-name="P8"><text:s/>482: 10:26:33.23 10:26:36.16 <text:s/>Duration 00:00:02.18 <text:s/>41</text:p>
      <text:p text:style-name="P8">signifie qu'on appartient</text:p>
      <text:p text:style-name="P8">à une nouvelle maison,</text:p>
      <text:p text:style-name="P8"/>
      <text:p text:style-name="P8"><text:s/>483: 10:26:38.21 10:26:41.05 <text:s/>Duration 00:00:02.09 <text:s/>35</text:p>
      <text:p text:style-name="P8">le nom Etxe-Zahar,</text:p>
      <text:p text:style-name="P8">à une vieille maison.</text:p>
      <text:p text:style-name="P8"/>
      <text:p text:style-name="P8"><text:s/>484: 10:26:44.23 10:26:47.15 <text:s/>Duration 00:00:02.17 <text:s/>40</text:p>
      <text:p text:style-name="P8">Ces maisons appartenaient</text:p>
      <text:p text:style-name="P8"><text:soft-page-break/>à l'origine à des pastores.</text:p>
      <text:p text:style-name="P8"/>
      <text:p text:style-name="P8"><text:s/>485: 10:26:49.10 10:26:51.00 <text:s/>Duration 00:00:01.15 <text:s/>24</text:p>
      <text:p text:style-name="P8">É pour ça que chez nous,</text:p>
      <text:p text:style-name="P8"/>
      <text:p text:style-name="P8"><text:s/>486: 10:26:51.04 10:26:54.02 <text:s/>Duration 00:00:02.23 <text:s/>44</text:p>
      <text:p text:style-name="P8">le pastoralisme est enraciné</text:p>
      <text:p text:style-name="P8">de manière extraordinaire.</text:p>
      <text:p text:style-name="P8"/>
      <text:p text:style-name="P8"><text:s/>487: 10:26:57.02 10:26:58.07 <text:s/>Duration 00:00:01.05 <text:s/>18</text:p>
      <text:p text:style-name="P8">-Alors, Hemma.</text:p>
      <text:p text:style-name="P8">-Gemma.</text:p>
      <text:p text:style-name="P8"/>
      <text:p text:style-name="P8"><text:s/>488: 10:27:00.10 10:27:02.17 <text:s/>Duration 00:00:02.07 <text:s/>34</text:p>
      <text:p text:style-name="P8">Nous avons</text:p>
      <text:p text:style-name="P8">quelques carneiros et poules,</text:p>
      <text:p text:style-name="P8"/>
      <text:p text:style-name="P8"><text:s/>489: 10:27:02.21 10:27:07.03 <text:s/>Duration 00:00:04.07 <text:s/>64</text:p>
      <text:p text:style-name="P8">et je suis ici pour faire avancer</text:p>
      <text:p text:style-name="P8">un projet de queijorie.</text:p>
      <text:p text:style-name="P8"/>
      <text:p text:style-name="P8"><text:s/>490: 10:27:08.03 10:27:10.17 <text:s/>Duration 00:00:02.14 <text:s/>38</text:p>
      <text:p text:style-name="P8">-Combien de carneiros as-tu?</text:p>
      <text:p text:style-name="P8">-À peine 15.</text:p>
      <text:p text:style-name="P8"/>
      <text:p text:style-name="P8"><text:s/>491: 10:27:10.21 10:27:13.16 <text:s/>Duration 00:00:02.20 <text:s/>42</text:p>
      <text:p text:style-name="P8">Seulement?</text:p>
      <text:p text:style-name="P8">Mais tu comptes en avoir plus?</text:p>
      <text:p text:style-name="P8"/>
      <text:p text:style-name="P8"><text:s/>492: 10:27:13.20 10:27:18.08 <text:s/>Duration 00:00:04.13 <text:s/>68</text:p>
      <text:p text:style-name="P8">Sim, et je veux ajouter des chèvres</text:p>
      <text:p text:style-name="P8">pour pouvoir traire plus longtemps.</text:p>
      <text:p text:style-name="P8"/>
      <text:p text:style-name="P8"><text:s/>493: 10:27:18.12 10:27:19.22 <text:s/>Duration 00:00:01.10 <text:s/>21</text:p>
      <text:p text:style-name="P8">É pour ça que je suis ici,</text:p>
      <text:p text:style-name="P8"/>
      <text:p text:style-name="P8"><text:s/>494: 10:27:20.01 10:27:21.23 <text:s/>Duration 00:00:01.22 <text:s/>28</text:p>
      <text:p text:style-name="P8">pour définir</text:p>
      <text:p text:style-name="P8">comment je vais m'y prendre.</text:p>
      <text:p text:style-name="P8"/>
      <text:p text:style-name="P8"><text:s/>495: 10:27:22.02 10:27:24.02 <text:s/>Duration 00:00:02.00 <text:s/>30</text:p>
      <text:p text:style-name="P8">Très bien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s-moi.</text:p>
      <text:p text:style-name="P8"/>
      <text:p text:style-name="P8"><text:s/>498: 10:27:29.19 10:27:32.14 <text:s/>Duration 00:00:02.20 <text:s/>42</text:p>
      <text:p text:style-name="P8">Certains disent</text:p>
      <text:p text:style-name="P8">que je suis un pastor,</text:p>
      <text:p text:style-name="P8"/>
      <text:p text:style-name="P8"><text:s/>499: 10:27:34.04 10:27:34.24 <text:s/>Duration 00:00:00.20 <text:s/>12</text:p>
      <text:p text:style-name="P8">d'autres, un moine,</text:p>
      <text:p text:style-name="P8"/>
      <text:p text:style-name="P8"><text:s/>500: 10:27:35.03 10:27:36.05 <text:s/>Duration 00:00:01.02 <text:s/>16</text:p>
      <text:p text:style-name="P8">Et d'autres,</text:p>
      <text:p text:style-name="P8"/>
      <text:p text:style-name="P8"><text:s/>501: 10:27:37.02 10:27:38.13 <text:s/>Duration 00:00:01.11 <text:s/>22</text:p>
      <text:p text:style-name="P8"><text:soft-page-break/>un bertsolari.</text:p>
      <text:p text:style-name="P8"/>
      <text:p text:style-name="P8"><text:s/>502: 10:27:38.17 10:27:39.15 <text:s/>Duration 00:00:00.23 <text:s/>14</text:p>
      <text:p text:style-name="P8">Alors je ne sais pas.</text:p>
      <text:p text:style-name="P8"/>
      <text:p text:style-name="P8"><text:s/>503: 10:27:39.19 10:27:42.05 <text:s/>Duration 00:00:02.11 <text:s/>37</text:p>
      <text:p text:style-name="P8">Je suis chacune de ces 3 choses.</text:p>
      <text:p text:style-name="P8"/>
      <text:p text:style-name="P8"><text:s/>504: 10:27:45.20 10:27:48.01 <text:s/>Duration 00:00:02.06 <text:s/>34</text:p>
      <text:p text:style-name="P8">#Ce que Nikolas#</text:p>
      <text:p text:style-name="P8">#veut dire par "bertsolari",#</text:p>
      <text:p text:style-name="P8"/>
      <text:p text:style-name="P8"><text:s/>505: 10:27:48.05 10:27:51.00 <text:s/>Duration 00:00:02.20 <text:s/>42</text:p>
      <text:p text:style-name="P8">#é qu'il est chanteur#</text:p>
      <text:p text:style-name="P8">#de vers rimés et improvisés.#</text:p>
      <text:p text:style-name="P8"/>
      <text:p text:style-name="P8"><text:s/>506: 10:27:51.04 10:27:53.14 <text:s/>Duration 00:00:02.10 <text:s/>36</text:p>
      <text:p text:style-name="P8">#Cette tradition ancestrale#</text:p>
      <text:p text:style-name="P8">#a joué un rôle fondamental#</text:p>
      <text:p text:style-name="P8"/>
      <text:p text:style-name="P8"><text:s/>507: 10:27:53.18 10:27:56.13 <text:s/>Duration 00:00:02.20 <text:s/>42</text:p>
      <text:p text:style-name="P8">#dans la transmission orale</text:p>
      <text:p text:style-name="P8">de la langue basque.#</text:p>
      <text:p text:style-name="P8"/>
      <text:p text:style-name="P8"><text:s/>508: 10:27:56.17 10:27:59.18 <text:s/>Duration 00:00:03.01 <text:s/>46</text:p>
      <text:p text:style-name="P8">#De saint François d'Assise,</text:p>
      <text:p text:style-name="P8">patron de la nature et des animais,#</text:p>
      <text:p text:style-name="P8"/>
      <text:p text:style-name="P8"><text:s/>509: 10:27:59.22 10:28:01.12 <text:s/>Duration 00:00:01.15 <text:s/>24</text:p>
      <text:p text:style-name="P8">#qui a fondé l'ordre des Franciscains,#</text:p>
      <text:p text:style-name="P8"/>
      <text:p text:style-name="P8"><text:s/>510: 10:28:01.17 10:28:04.09 <text:s/>Duration 00:00:02.17 <text:s/>40</text:p>
      <text:p text:style-name="P8">#on peut dire qu'il en partage</text:p>
      <text:p text:style-name="P8">l'amour des bêtes#</text:p>
      <text:p text:style-name="P8"/>
      <text:p text:style-name="P8"><text:s/>511: 10:28:04.13 10:28:06.24 <text:s/>Duration 00:00:02.11 <text:s/>37</text:p>
      <text:p text:style-name="P8">#et de la beauté#</text:p>
      <text:p text:style-name="P8">#des paysages qui l'entourent.#</text:p>
      <text:p text:style-name="P8"/>
      <text:p text:style-name="P8"><text:s/>512: 10:28:11.16 10:28:13.08 <text:s/>Duration 00:00:01.17 <text:s/>25</text:p>
      <text:p text:style-name="P8">En tant que pastor,</text:p>
      <text:p text:style-name="P8"/>
      <text:p text:style-name="P8"><text:s/>513: 10:28:13.22 10:28:16.15 <text:s/>Duration 00:00:02.18 <text:s/>41</text:p>
      <text:p text:style-name="P8">j'avais envie d'ouvrir</text:p>
      <text:p text:style-name="P8">une escola pour pastores,</text:p>
      <text:p text:style-name="P8"/>
      <text:p text:style-name="P8"><text:s/>514: 10:28:16.19 10:28:18.18 <text:s/>Duration 00:00:01.24 <text:s/>29</text:p>
      <text:p text:style-name="P8">parce qu'il n'y en avait nulle part.</text:p>
      <text:p text:style-name="P8"/>
      <text:p text:style-name="P8"><text:s/>515: 10:28:22.01 10:28:24.20 <text:s/>Duration 00:00:02.19 <text:s/>41</text:p>
      <text:p text:style-name="P8">J'avais un compagnon</text:p>
      <text:p text:style-name="P8">beaucoup plus apte que moi.</text:p>
      <text:p text:style-name="P8"/>
      <text:p text:style-name="P8"><text:s/>516: 10:28:25.24 10:28:27.22 <text:s/>Duration 00:00:01.23 <text:s/>29</text:p>
      <text:p text:style-name="P8">Nous nous sommes donc dit</text:p>
      <text:p text:style-name="P8"/>
      <text:p text:style-name="P8"><text:s/>517: 10:28:28.01 10:28:29.21 <text:s/>Duration 00:00:01.20 <text:s/>27</text:p>
      <text:p text:style-name="P8">qu'il fallait faire quelque chose.</text:p>
      <text:p text:style-name="P8"/>
      <text:p text:style-name="P8"><text:s/>518: 10:28:31.15 10:28:33.20 <text:s/>Duration 00:00:02.05 <text:s/>33</text:p>
      <text:p text:style-name="P8"><text:soft-page-break/>Nous en avons parlé</text:p>
      <text:p text:style-name="P8">au gouvernement basque,</text:p>
      <text:p text:style-name="P8"/>
      <text:p text:style-name="P8"><text:s/>519: 10:28:33.24 10:28:35.13 <text:s/>Duration 00:00:01.14 <text:s/>23</text:p>
      <text:p text:style-name="P8">qui a trouvé notre idée bonne,</text:p>
      <text:p text:style-name="P8"/>
      <text:p text:style-name="P8"><text:s/>520: 10:28:35.17 10:28:38.06 <text:s/>Duration 00:00:02.14 <text:s/>38</text:p>
      <text:p text:style-name="P8">mais qui voulait</text:p>
      <text:p text:style-name="P8">qu'on la réalise ici même.</text:p>
      <text:p text:style-name="P8"/>
      <text:p text:style-name="P8"><text:s/>521: 10:28:39.14 10:28:42.24 <text:s/>Duration 00:00:03.10 <text:s/>51</text:p>
      <text:p text:style-name="P8">D'abord, parce que j'étais déjà</text:p>
      <text:p text:style-name="P8">sur place avec mon rebanho</text:p>
      <text:p text:style-name="P8"/>
      <text:p text:style-name="P8"><text:s/>522: 10:28:44.15 10:28:46.12 <text:s/>Duration 00:00:01.22 <text:s/>28</text:p>
      <text:p text:style-name="P8">et que je l'avais depuis longtemps.</text:p>
      <text:p text:style-name="P8"/>
      <text:p text:style-name="P8"><text:s/>523: 10:28:48.12 10:28:52.12 <text:s/>Duration 00:00:04.00 <text:s/>60</text:p>
      <text:p text:style-name="P8">Ensuite, parce que cet endroit</text:p>
      <text:p text:style-name="P8">est idéal pour le pastoralisme.</text:p>
      <text:p text:style-name="P8"/>
      <text:p text:style-name="P8"><text:s/>524: 10:28:54.00 10:28:57.04 <text:s/>Duration 00:00:03.04 <text:s/>47</text:p>
      <text:p text:style-name="P8">Enfin, parce qu'il y a ici</text:p>
      <text:p text:style-name="P8">beaucoup d'espace,</text:p>
      <text:p text:style-name="P8"/>
      <text:p text:style-name="P8"><text:s/>525: 10:28:59.08 10:29:02.01 <text:s/>Duration 00:00:02.18 <text:s/>41</text:p>
      <text:p text:style-name="P8">ce qui permet d'accueillir</text:p>
      <text:p text:style-name="P8">un groupe d'étudiants.</text:p>
      <text:p text:style-name="P8"/>
      <text:p text:style-name="P8"><text:s/>526: 10:29:14.04 10:29:18.13 <text:s/>Duration 00:00:04.09 <text:s/>65</text:p>
      <text:p text:style-name="P8">#À son ouverture en 1927, Avize#</text:p>
      <text:p text:style-name="P8">#Viti Campus accueillait 13 alunos.#</text:p>
      <text:p text:style-name="P8"/>
      <text:p text:style-name="P8"><text:s/>527: 10:29:18.17 10:29:20.23 <text:s/>Duration 00:00:02.06 <text:s/>34</text:p>
      <text:p text:style-name="P8">#Aujourd'hui, on en forme</text:p>
      <text:p text:style-name="P8">1 700# #par ano#</text:p>
      <text:p text:style-name="P8"/>
      <text:p text:style-name="P8"><text:s/>528: 10:29:21.02 10:29:23.17 <text:s/>Duration 00:00:02.15 <text:s/>39</text:p>
      <text:p text:style-name="P8">#dans les programmes</text:p>
      <text:p text:style-name="P8">proposés aux étudiants réguliers,#</text:p>
      <text:p text:style-name="P8"/>
      <text:p text:style-name="P8"><text:s/>529: 10:29:23.21 10:29:25.20 <text:s/>Duration 00:00:01.24 <text:s/>29</text:p>
      <text:p text:style-name="P8">#aux apprentis et aux adultes.#</text:p>
      <text:p text:style-name="P8"/>
      <text:p text:style-name="P8"><text:s/>530: 10:29:25.24 10:29:28.12 <text:s/>Duration 00:00:02.13 <text:s/>38</text:p>
      <text:p text:style-name="P8">#La plupart de ceux inscrits au CFA#</text:p>
      <text:p text:style-name="P8">#vivent en internat#</text:p>
      <text:p text:style-name="P8"/>
      <text:p text:style-name="P8"><text:s/>531: 10:29:28.16 10:29:30.10 <text:s/>Duration 00:00:01.19 <text:s/>26</text:p>
      <text:p text:style-name="P8">#pendant les semaines de cours.#</text:p>
      <text:p text:style-name="P8"/>
      <text:p text:style-name="P8"><text:s/>532: 10:29:33.03 10:29:34.11 <text:s/>Duration 00:00:01.08 <text:s/>20</text:p>
      <text:p text:style-name="P8">-Bonjour, les gars.</text:p>
      <text:p text:style-name="P8">-Salut.</text:p>
      <text:p text:style-name="P8"/>
      <text:p text:style-name="P8"><text:s/>533: 10:29:34.15 10:29:36.09 <text:s/>Duration 00:00:01.19 <text:s/>26</text:p>
      <text:p text:style-name="P8">-Je peux entrer?</text:p>
      <text:p text:style-name="P8">-Sim.</text:p>
      <text:p text:style-name="P8"/>
      <text:p text:style-name="P8"><text:s/>534: 10:29:36.14 10:29:38.16 <text:s/>Duration 00:00:02.02 <text:s/>31</text:p>
      <text:p text:style-name="P8"><text:soft-page-break/>Expliquez-moi à quoi ressemble</text:p>
      <text:p text:style-name="P8"/>
      <text:p text:style-name="P8"><text:s/>535: 10:29:38.20 10:29:41.08 <text:s/>Duration 00:00:02.13 <text:s/>38</text:p>
      <text:p text:style-name="P8">une journée dans votre vie,</text:p>
      <text:p text:style-name="P8">à a escola, ici.</text:p>
      <text:p text:style-name="P8"/>
      <text:p text:style-name="P8"><text:s/>536: 10:29:41.13 10:29:43.05 <text:s/>Duration 00:00:01.17 <text:s/>25</text:p>
      <text:p text:style-name="P8">On doit faire quand même</text:p>
      <text:p text:style-name="P8">35 heures,</text:p>
      <text:p text:style-name="P8"/>
      <text:p text:style-name="P8"><text:s/>537: 10:29:43.09 10:29:45.09 <text:s/>Duration 00:00:02.00 <text:s/>30</text:p>
      <text:p text:style-name="P8">comme si on était en entreprise.</text:p>
      <text:p text:style-name="P8"/>
      <text:p text:style-name="P8"><text:s/>538: 10:29:45.13 10:29:46.19 <text:s/>Duration 00:00:01.06 <text:s/>19</text:p>
      <text:p text:style-name="P8">En entreprise, oui.</text:p>
      <text:p text:style-name="P8"/>
      <text:p text:style-name="P8"><text:s/>539: 10:29:47.02 10:29:50.09 <text:s/>Duration 00:00:03.07 <text:s/>49</text:p>
      <text:p text:style-name="P8">On commence à 8 h 30,</text:p>
      <text:p text:style-name="P8">on termine à 12 h 30,</text:p>
      <text:p text:style-name="P8"/>
      <text:p text:style-name="P8"><text:s/>540: 10:29:50.13 10:29:52.10 <text:s/>Duration 00:00:01.22 <text:s/>28</text:p>
      <text:p text:style-name="P8">on va manger au self.</text:p>
      <text:p text:style-name="P8"/>
      <text:p text:style-name="P8"><text:s/>541: 10:29:52.20 10:29:56.06 <text:s/>Duration 00:00:03.11 <text:s/>52</text:p>
      <text:p text:style-name="P8">Et on reprend à 13 h 30,</text:p>
      <text:p text:style-name="P8">puis on finit à 16 h 30, oui.</text:p>
      <text:p text:style-name="P8"/>
      <text:p text:style-name="P8"><text:s/>542: 10:29:56.10 10:29:58.09 <text:s/>Duration 00:00:01.24 <text:s/>29</text:p>
      <text:p text:style-name="P8">On va en études à 17 h 30.</text:p>
      <text:p text:style-name="P8"/>
      <text:p text:style-name="P8"><text:s/>543: 10:29:58.13 10:30:01.02 <text:s/>Duration 00:00:02.14 <text:s/>38</text:p>
      <text:p text:style-name="P8">-Après, é quartier...</text:p>
      <text:p text:style-name="P8">-Quartier libre.</text:p>
      <text:p text:style-name="P8"/>
      <text:p text:style-name="P8"><text:s/>544: 10:30:05.00 10:30:08.10 <text:s/>Duration 00:00:03.10 <text:s/>51</text:p>
      <text:p text:style-name="P8">Entre 5 h 30 et 6 h 30,</text:p>
      <text:p text:style-name="P8">on a une heure d'études obligatoire.</text:p>
      <text:p text:style-name="P8"/>
      <text:p text:style-name="P8"><text:s/>545: 10:30:08.15 10:30:12.21 <text:s/>Duration 00:00:04.06 <text:s/>64</text:p>
      <text:p text:style-name="P8">Nous, on a que 2 semaines</text:p>
      <text:p text:style-name="P8">par mois de cours,</text:p>
      <text:p text:style-name="P8"/>
      <text:p text:style-name="P8"><text:s/>546: 10:30:13.00 10:30:14.16 <text:s/>Duration 00:00:01.16 <text:s/>25</text:p>
      <text:p text:style-name="P8">les 2 autres semaines,</text:p>
      <text:p text:style-name="P8">on est au boulot.</text:p>
      <text:p text:style-name="P8"/>
      <text:p text:style-name="P8"><text:s/>547: 10:30:14.20 10:30:19.01 <text:s/>Duration 00:00:04.06 <text:s/>64</text:p>
      <text:p text:style-name="P8">Par rapport à ceux qui sont au lycée</text:p>
      <text:p text:style-name="P8">qui ont 4 semaines d'escola,</text:p>
      <text:p text:style-name="P8"/>
      <text:p text:style-name="P8"><text:s/>548: 10:30:20.14 10:30:24.19 <text:s/>Duration 00:00:04.05 <text:s/>63</text:p>
      <text:p text:style-name="P8">ils ont plus le temps de réviser.</text:p>
      <text:p text:style-name="P8">Sim, l'heure d'études est importante.</text:p>
      <text:p text:style-name="P8"/>
      <text:p text:style-name="P8"><text:s/>549: 10:30:24.24 10:30:28.14 <text:s/>Duration 00:00:03.15 <text:s/>54</text:p>
      <text:p text:style-name="P8">On a exactement les mêmes examens,</text:p>
      <text:p text:style-name="P8">que ce soit au lycée ou au CFA.</text:p>
      <text:p text:style-name="P8"/>
      <text:p text:style-name="P8"><text:s/>550: 10:30:29.20 10:30:32.06 <text:s/>Duration 00:00:02.11 <text:s/>37</text:p>
      <text:p text:style-name="P8">#La filière Champagne#</text:p>
      <text:p text:style-name="P8"><text:soft-page-break/>#crée 30 mil emplois.#</text:p>
      <text:p text:style-name="P8"/>
      <text:p text:style-name="P8"><text:s/>551: 10:30:32.10 10:30:34.10 <text:s/>Duration 00:00:02.00 <text:s/>30</text:p>
      <text:p text:style-name="P8">#La plupart des alunos trabalholeront#</text:p>
      <text:p text:style-name="P8"/>
      <text:p text:style-name="P8"><text:s/>552: 10:30:34.15 10:30:36.17 <text:s/>Duration 00:00:02.02 <text:s/>31</text:p>
      <text:p text:style-name="P8">#comme ouvriers spécialisés#</text:p>
      <text:p text:style-name="P8">#dans les vinhas,#</text:p>
      <text:p text:style-name="P8"/>
      <text:p text:style-name="P8"><text:s/>553: 10:30:36.21 10:30:40.02 <text:s/>Duration 00:00:03.06 <text:s/>49</text:p>
      <text:p text:style-name="P8">#mais pour ceux qui veulent devenir</text:p>
      <text:p text:style-name="P8">chefs de cave ou œnologues,#</text:p>
      <text:p text:style-name="P8"/>
      <text:p text:style-name="P8"><text:s/>554: 10:30:40.07 10:30:42.21 <text:s/>Duration 00:00:02.14 <text:s/>38</text:p>
      <text:p text:style-name="P8">#il y a des programmes d'études</text:p>
      <text:p text:style-name="P8">de niveau supérieur.#</text:p>
      <text:p text:style-name="P8"/>
      <text:p text:style-name="P8"><text:s/>555: 10:30:43.01 10:30:45.04 <text:s/>Duration 00:00:02.03 <text:s/>32</text:p>
      <text:p text:style-name="P8">#Cependant,#</text:p>
      <text:p text:style-name="P8">#malgré les nombreux débouchés,#</text:p>
      <text:p text:style-name="P8"/>
      <text:p text:style-name="P8"><text:s/>556: 10:30:45.09 10:30:47.24 <text:s/>Duration 00:00:02.15 <text:s/>39</text:p>
      <text:p text:style-name="P8">#peu d'alunos</text:p>
      <text:p text:style-name="P8">posséderont un jour un vignoble.#</text:p>
      <text:p text:style-name="P8"/>
      <text:p text:style-name="P8"><text:s/>557: 10:30:48.03 10:30:52.04 <text:s/>Duration 00:00:04.01 <text:s/>61</text:p>
      <text:p text:style-name="P8">Un hectare coûte entre 1 million</text:p>
      <text:p text:style-name="P8">et 1,3 million d'euros.</text:p>
      <text:p text:style-name="P8"/>
      <text:p text:style-name="P8"><text:s/>558: 10:30:52.08 10:30:56.21 <text:s/>Duration 00:00:04.13 <text:s/>68</text:p>
      <text:p text:style-name="P8">Tout ce qui est Avize, Oger, Cramant,</text:p>
      <text:p text:style-name="P8">é la côte des Blancs.</text:p>
      <text:p text:style-name="P8"/>
      <text:p text:style-name="P8"><text:s/>559: 10:30:57.01 10:31:00.00 <text:s/>Duration 00:00:02.24 <text:s/>44</text:p>
      <text:p text:style-name="P8">Là, ça commence à coûter</text:p>
      <text:p text:style-name="P8">entre 1,7 million et 2 milhões.</text:p>
      <text:p text:style-name="P8"/>
      <text:p text:style-name="P8"><text:s/>560: 10:31:00.17 10:31:03.11 <text:s/>Duration 00:00:02.19 <text:s/>41</text:p>
      <text:p text:style-name="P8">Si les parents n'ont pas</text:p>
      <text:p text:style-name="P8">d'exploitation, on peut pas en avoir,</text:p>
      <text:p text:style-name="P8"/>
      <text:p text:style-name="P8"><text:s/>561: 10:31:03.16 10:31:05.02 <text:s/>Duration 00:00:01.11 <text:s/>22</text:p>
      <text:p text:style-name="P8">sauf si on est riches, mais?</text:p>
      <text:p text:style-name="P8"/>
      <text:p text:style-name="P8"><text:s/>562: 10:31:05.07 10:31:08.01 <text:s/>Duration 00:00:02.19 <text:s/>41</text:p>
      <text:p text:style-name="P8">Si on n'a pas de famille</text:p>
      <text:p text:style-name="P8">qui trabalhole dans la vinha...</text:p>
      <text:p text:style-name="P8"/>
      <text:p text:style-name="P8"><text:s/>563: 10:31:08.20 10:31:11.23 <text:s/>Duration 00:00:03.03 <text:s/>47</text:p>
      <text:p text:style-name="P8">-Ou sur une ferme.</text:p>
      <text:p text:style-name="P8">-On n'aura pas de vinhas après.</text:p>
      <text:p text:style-name="P8"/>
      <text:p text:style-name="P8"><text:s/>564: 10:31:12.02 10:31:15.09 <text:s/>Duration 00:00:03.07 <text:s/>49</text:p>
      <text:p text:style-name="P8">Ou alors, si on se trouve une femme</text:p>
      <text:p text:style-name="P8">qui a déjà des hectares,</text:p>
      <text:p text:style-name="P8"/>
      <text:p text:style-name="P8"><text:s/>565: 10:31:15.13 10:31:17.20 <text:s/>Duration 00:00:02.07 <text:s/>34</text:p>
      <text:p text:style-name="P8">ça peut être bien.</text:p>
      <text:p text:style-name="P8">Là, on peut...</text:p>
      <text:p text:style-name="P8"/>
      <text:p text:style-name="P8"><text:soft-page-break/><text:s/>566: 10:31:17.24 10:31:21.22 <text:s/>Duration 00:00:03.23 <text:s/>59</text:p>
      <text:p text:style-name="P8">Ou quelqu'un qui n'a pas</text:p>
      <text:p text:style-name="P8">de descendance et qui te lègue.</text:p>
      <text:p text:style-name="P8"/>
      <text:p text:style-name="P8"><text:s/>567: 10:31:22.01 10:31:23.20 <text:s/>Duration 00:00:01.19 <text:s/>26</text:p>
      <text:p text:style-name="P8">Un ami a eu 5 hectares.</text:p>
      <text:p text:style-name="P8"/>
      <text:p text:style-name="P8"><text:s/>568: 10:31:24.00 10:31:26.00 <text:s/>Duration 00:00:02.00 <text:s/>30</text:p>
      <text:p text:style-name="P8">Ses parents étaient amis</text:p>
      <text:p text:style-name="P8">avec une vieille dame</text:p>
      <text:p text:style-name="P8"/>
      <text:p text:style-name="P8"><text:s/>569: 10:31:26.05 10:31:27.05 <text:s/>Duration 00:00:01.00 <text:s/>15</text:p>
      <text:p text:style-name="P8">sans descendance.</text:p>
      <text:p text:style-name="P8"/>
      <text:p text:style-name="P8"><text:s/>570: 10:31:27.09 10:31:30.13 <text:s/>Duration 00:00:03.04 <text:s/>47</text:p>
      <text:p text:style-name="P8">Quand elle est décédée, elle a légué</text:p>
      <text:p text:style-name="P8">ses 5 hectares à ses parents.</text:p>
      <text:p text:style-name="P8"/>
      <text:p text:style-name="P8"><text:s/>571: 10:31:30.17 10:31:33.11 <text:s/>Duration 00:00:02.19 <text:s/>41</text:p>
      <text:p text:style-name="P8">-Et lui, il les a récupérés.</text:p>
      <text:p text:style-name="P8">-Sim, ça arrive aussi.</text:p>
      <text:p text:style-name="P8"/>
      <text:p text:style-name="P8"><text:s/>572: 10:31:33.15 10:31:36.24 <text:s/>Duration 00:00:03.09 <text:s/>50</text:p>
      <text:p text:style-name="P8">Ça arrive, mais bon,</text:p>
      <text:p text:style-name="P8">il faut vraiment avoir de la chance.</text:p>
      <text:p text:style-name="P8"/>
      <text:p text:style-name="P8"><text:s/>573: 10:31:37.03 10:31:39.16 <text:s/>Duration 00:00:02.13 <text:s/>38</text:p>
      <text:p text:style-name="P8">-Il faut avoir de la chance.</text:p>
      <text:p text:style-name="P8">-É vrai, ça.</text:p>
      <text:p text:style-name="P8"/>
      <text:p text:style-name="P8"><text:s/>574: 10:31:42.00 10:31:46.03 <text:s/>Duration 00:00:04.03 <text:s/>62</text:p>
      <text:p text:style-name="P8">À l'origine, é une famille locale</text:p>
      <text:p text:style-name="P8">de négociants en vins,</text:p>
      <text:p text:style-name="P8"/>
      <text:p text:style-name="P8"><text:s/>575: 10:31:46.07 10:31:49.04 <text:s/>Duration 00:00:02.22 <text:s/>43</text:p>
      <text:p text:style-name="P8">la famille Puisard,</text:p>
      <text:p text:style-name="P8">qui se trouvait sans successeur,</text:p>
      <text:p text:style-name="P8"/>
      <text:p text:style-name="P8"><text:s/>576: 10:31:49.09 10:31:51.22 <text:s/>Duration 00:00:02.13 <text:s/>38</text:p>
      <text:p text:style-name="P8">qui a souhaité léguer, en fait,</text:p>
      <text:p text:style-name="P8">sa propriété</text:p>
      <text:p text:style-name="P8"/>
      <text:p text:style-name="P8"><text:s/>577: 10:31:52.02 10:31:54.05 <text:s/>Duration 00:00:02.03 <text:s/>32</text:p>
      <text:p text:style-name="P8">dans l'optique</text:p>
      <text:p text:style-name="P8">de construire une escola.</text:p>
      <text:p text:style-name="P8"/>
      <text:p text:style-name="P8"><text:s/>578: 10:31:54.10 10:31:58.17 <text:s/>Duration 00:00:04.07 <text:s/>64</text:p>
      <text:p text:style-name="P8">Depuis, nous mettons bien évidemment</text:p>
      <text:p text:style-name="P8">tout notre cœur à développer</text:p>
      <text:p text:style-name="P8"/>
      <text:p text:style-name="P8"><text:s/>579: 10:31:58.21 10:32:00.08 <text:s/>Duration 00:00:01.12 <text:s/>22</text:p>
      <text:p text:style-name="P8">un certain nombre de cours</text:p>
      <text:p text:style-name="P8"/>
      <text:p text:style-name="P8"><text:s/>580: 10:32:00.12 10:32:03.10 <text:s/>Duration 00:00:02.23 <text:s/>44</text:p>
      <text:p text:style-name="P8">et à perpétuer</text:p>
      <text:p text:style-name="P8">l'histoire de cette famille,</text:p>
      <text:p text:style-name="P8"/>
      <text:p text:style-name="P8"><text:s/>581: 10:32:03.14 10:32:05.01 <text:s/>Duration 00:00:01.12 <text:s/>22</text:p>
      <text:p text:style-name="P8">qui est encore très présente.</text:p>
      <text:p text:style-name="P8"/>
      <text:p text:style-name="P8"><text:soft-page-break/><text:s/>582: 10:32:05.05 10:32:07.07 <text:s/>Duration 00:00:02.02 <text:s/>31</text:p>
      <text:p text:style-name="P8">L'une des cuvées</text:p>
      <text:p text:style-name="P8">qui est commercialisée</text:p>
      <text:p text:style-name="P8"/>
      <text:p text:style-name="P8"><text:s/>583: 10:32:07.11 10:32:10.10 <text:s/>Duration 00:00:02.24 <text:s/>44</text:p>
      <text:p text:style-name="P8">sur notre domaine porte le nom</text:p>
      <text:p text:style-name="P8">de Louise Eugénie,</text:p>
      <text:p text:style-name="P8"/>
      <text:p text:style-name="P8"><text:s/>584: 10:32:10.14 10:32:14.18 <text:s/>Duration 00:00:04.04 <text:s/>62</text:p>
      <text:p text:style-name="P8">qui est la donatrice, en fait,</text:p>
      <text:p text:style-name="P8">de ce magnifique domaine à a escola.</text:p>
      <text:p text:style-name="P8"/>
      <text:p text:style-name="P8"><text:s/>585: 10:32:21.13 10:32:23.06 <text:s/>Duration 00:00:01.18 <text:s/>26</text:p>
      <text:p text:style-name="P8">#Contrairement#</text:p>
      <text:p text:style-name="P8">#aux alunos en Champagne,#</text:p>
      <text:p text:style-name="P8"/>
      <text:p text:style-name="P8"><text:s/>586: 10:32:23.11 10:32:26.17 <text:s/>Duration 00:00:03.06 <text:s/>49</text:p>
      <text:p text:style-name="P8">#les pastores ne font pas# #le queijo</text:p>
      <text:p text:style-name="P8">vendu par des Franciscains,#</text:p>
      <text:p text:style-name="P8"/>
      <text:p text:style-name="P8"><text:s/>587: 10:32:26.21 10:32:29.19 <text:s/>Duration 00:00:02.23 <text:s/>44</text:p>
      <text:p text:style-name="P8">#mais ils en apprennent#</text:p>
      <text:p text:style-name="P8">#les secrets de fabrication.#</text:p>
      <text:p text:style-name="P8"/>
      <text:p text:style-name="P8"><text:s/>588: 10:32:29.23 10:32:31.21 <text:s/>Duration 00:00:01.23 <text:s/>29</text:p>
      <text:p text:style-name="P8">#Comme l'ano scolaire#</text:p>
      <text:p text:style-name="P8">#vient de commencer,#</text:p>
      <text:p text:style-name="P8"/>
      <text:p text:style-name="P8"><text:s/>589: 10:32:32.00 10:32:36.00 <text:s/>Duration 00:00:04.00 <text:s/>60</text:p>
      <text:p text:style-name="P8">#é la 1re fois que les étudiants</text:p>
      <text:p text:style-name="P8">vont faire une dégustation.#</text:p>
      <text:p text:style-name="P8"/>
      <text:p text:style-name="P8"><text:s/>590: 10:32:41.11 10:32:44.02 <text:s/>Duration 00:00:02.16 <text:s/>40</text:p>
      <text:p text:style-name="P8">Le queijo</text:p>
      <text:p text:style-name="P8">que vous produisez ici est un produto</text:p>
      <text:p text:style-name="P8"/>
      <text:p text:style-name="P8"><text:s/>591: 10:32:44.06 10:32:46.10 <text:s/>Duration 00:00:02.04 <text:s/>32</text:p>
      <text:p text:style-name="P8">d'appellation d'origine contrôlée?</text:p>
      <text:p text:style-name="P8"/>
      <text:p text:style-name="P8"><text:s/>592: 10:32:46.14 10:32:49.05 <text:s/>Duration 00:00:02.16 <text:s/>40</text:p>
      <text:p text:style-name="P8">Sim. Pour élaborer</text:p>
      <text:p text:style-name="P8">un queijo Idiazabal,</text:p>
      <text:p text:style-name="P8"/>
      <text:p text:style-name="P8"><text:s/>593: 10:32:49.10 10:32:52.20 <text:s/>Duration 00:00:03.10 <text:s/>51</text:p>
      <text:p text:style-name="P8">il faut remplir 4 exigences:</text:p>
      <text:p text:style-name="P8">premièrement,</text:p>
      <text:p text:style-name="P8"/>
      <text:p text:style-name="P8"><text:s/>594: 10:32:52.24 10:32:56.07 <text:s/>Duration 00:00:03.08 <text:s/>50</text:p>
      <text:p text:style-name="P8">les animais doivent être</text:p>
      <text:p text:style-name="P8">de race latxa ou carranzana.</text:p>
      <text:p text:style-name="P8"/>
      <text:p text:style-name="P8"><text:s/>595: 10:32:57.15 10:32:59.16 <text:s/>Duration 00:00:02.01 <text:s/>31</text:p>
      <text:p text:style-name="P8">Deuxièmement,</text:p>
      <text:p text:style-name="P8">ils doivent être élevés</text:p>
      <text:p text:style-name="P8"/>
      <text:p text:style-name="P8"><text:s/>596: 10:32:59.21 10:33:03.20 <text:s/>Duration 00:00:03.24 <text:s/>59</text:p>
      <text:p text:style-name="P8">sur le territoire de la Communauté</text:p>
      <text:p text:style-name="P8">autonome basque ou de la Navarre.</text:p>
      <text:p text:style-name="P8"/>
      <text:p text:style-name="P8"><text:s/>597: 10:33:04.00 10:33:08.07 <text:s/>Duration 00:00:04.07 <text:s/>64</text:p>
      <text:p text:style-name="P8"><text:soft-page-break/>Troisièmement, le queijo</text:p>
      <text:p text:style-name="P8">doit être élaboré avec du lait cru,</text:p>
      <text:p text:style-name="P8"/>
      <text:p text:style-name="P8"><text:s/>598: 10:33:08.12 10:33:12.11 <text:s/>Duration 00:00:03.24 <text:s/>59</text:p>
      <text:p text:style-name="P8">et quatrièmement, il doit subir</text:p>
      <text:p text:style-name="P8">une maturation d'au moins 2 mois.</text:p>
      <text:p text:style-name="P8"/>
      <text:p text:style-name="P8"><text:s/>599: 10:33:15.21 10:33:19.03 <text:s/>Duration 00:00:03.07 <text:s/>49</text:p>
      <text:p text:style-name="P8">Il s'agit de capter le piquant</text:p>
      <text:p text:style-name="P8">du caillage naturel de l'agneau.</text:p>
      <text:p text:style-name="P8"/>
      <text:p text:style-name="P8"><text:s/>600: 10:33:21.06 10:33:24.01 <text:s/>Duration 00:00:02.20 <text:s/>42</text:p>
      <text:p text:style-name="P8">Il faut que le goût soit agréable</text:p>
      <text:p text:style-name="P8">en bouche</text:p>
      <text:p text:style-name="P8"/>
      <text:p text:style-name="P8"><text:s/>601: 10:33:24.05 10:33:26.07 <text:s/>Duration 00:00:02.02 <text:s/>31</text:p>
      <text:p text:style-name="P8">et qu'il persiste un certain temps.</text:p>
      <text:p text:style-name="P8"/>
      <text:p text:style-name="P8"><text:s/>602: 10:33:27.15 10:33:28.18 <text:s/>Duration 00:00:01.03 <text:s/>17</text:p>
      <text:p text:style-name="P8">Goûtons-le.</text:p>
      <text:p text:style-name="P8"/>
      <text:p text:style-name="P8"><text:s/>603: 10:33:32.20 10:33:36.18 <text:s/>Duration 00:00:03.23 <text:s/>59</text:p>
      <text:p text:style-name="P8">Vous me direz s'il est bon ou pas.</text:p>
      <text:p text:style-name="P8">Coupons-en des morceaux.</text:p>
      <text:p text:style-name="P8"/>
      <text:p text:style-name="P8"><text:s/>604: 10:33:37.10 10:33:39.15 <text:s/>Duration 00:00:02.05 <text:s/>33</text:p>
      <text:p text:style-name="P8">Je l'aime beaucoup.</text:p>
      <text:p text:style-name="P8">Il fond bien.</text:p>
      <text:p text:style-name="P8"/>
      <text:p text:style-name="P8"><text:s/>605: 10:33:41.20 10:33:43.13 <text:s/>Duration 00:00:01.18 <text:s/>26</text:p>
      <text:p text:style-name="P8">Il a une texture douce,</text:p>
      <text:p text:style-name="P8"/>
      <text:p text:style-name="P8"><text:s/>606: 10:33:43.17 10:33:47.01 <text:s/>Duration 00:00:03.09 <text:s/>50</text:p>
      <text:p text:style-name="P8">sans aucune sensation granuleuse</text:p>
      <text:p text:style-name="P8">ou farineuse.</text:p>
      <text:p text:style-name="P8"/>
      <text:p text:style-name="P8"><text:s/>607: 10:33:47.19 10:33:49.17 <text:s/>Duration 00:00:01.23 <text:s/>29</text:p>
      <text:p text:style-name="P8">La texture est réussie.</text:p>
      <text:p text:style-name="P8">Je l'aime beaucoup.</text:p>
      <text:p text:style-name="P8"/>
      <text:p text:style-name="P8"><text:s/>608: 10:33:53.07 10:33:56.17 <text:s/>Duration 00:00:03.10 <text:s/>51</text:p>
      <text:p text:style-name="P8">Fabriquer un queijo normalisé,</text:p>
      <text:p text:style-name="P8">ce n'est pas difficile.</text:p>
      <text:p text:style-name="P8"/>
      <text:p text:style-name="P8"><text:s/>609: 10:33:56.21 10:33:59.18 <text:s/>Duration 00:00:02.22 <text:s/>43</text:p>
      <text:p text:style-name="P8">On aura plus de difficultés</text:p>
      <text:p text:style-name="P8">à réaliser de grands queijos,</text:p>
      <text:p text:style-name="P8"/>
      <text:p text:style-name="P8"><text:s/>610: 10:33:59.22 10:34:03.05 <text:s/>Duration 00:00:03.08 <text:s/>50</text:p>
      <text:p text:style-name="P8">mais nos étudiants ont toute</text:p>
      <text:p text:style-name="P8">la technologie à leur disposition.</text:p>
      <text:p text:style-name="P8"/>
      <text:p text:style-name="P8"><text:s/>611: 10:34:03.10 10:34:05.08 <text:s/>Duration 00:00:01.23 <text:s/>29</text:p>
      <text:p text:style-name="P8">Ils réussiront sans aucun doute.</text:p>
      <text:p text:style-name="P8"/>
      <text:p text:style-name="P8"><text:s/>612: 10:34:07.02 10:34:10.08 <text:s/>Duration 00:00:03.06 <text:s/>49</text:p>
      <text:p text:style-name="P8">À la fin, il faut faire</text:p>
      <text:p text:style-name="P8">une présentation devant un comité</text:p>
      <text:p text:style-name="P8"/>
      <text:p text:style-name="P8"><text:s/>613: 10:34:10.12 10:34:13.18 <text:s/>Duration 00:00:03.06 <text:s/>49</text:p>
      <text:p text:style-name="P8"><text:soft-page-break/>qui évaluera le trabalho réalisé</text:p>
      <text:p text:style-name="P8">pour encadrer le projet.</text:p>
      <text:p text:style-name="P8"/>
      <text:p text:style-name="P8"><text:s/>614: 10:34:14.20 10:34:16.21 <text:s/>Duration 00:00:02.01 <text:s/>31</text:p>
      <text:p text:style-name="P8">On doit faire une analyse économique,</text:p>
      <text:p text:style-name="P8"/>
      <text:p text:style-name="P8"><text:s/>615: 10:34:17.00 10:34:19.13 <text:s/>Duration 00:00:02.13 <text:s/>38</text:p>
      <text:p text:style-name="P8">afin d'évaluer le budget</text:p>
      <text:p text:style-name="P8">qui sera nécessaire si le projet</text:p>
      <text:p text:style-name="P8"/>
      <text:p text:style-name="P8"><text:s/>616: 10:34:19.17 10:34:21.01 <text:s/>Duration 00:00:01.09 <text:s/>20</text:p>
      <text:p text:style-name="P8">n'est pas déjà entamé.</text:p>
      <text:p text:style-name="P8"/>
      <text:p text:style-name="P8"><text:s/>617: 10:34:22.02 10:34:23.24 <text:s/>Duration 00:00:01.22 <text:s/>28</text:p>
      <text:p text:style-name="P8">Ou si le trabalho est déjà en marche,</text:p>
      <text:p text:style-name="P8"/>
      <text:p text:style-name="P8"><text:s/>618: 10:34:24.03 10:34:26.22 <text:s/>Duration 00:00:02.19 <text:s/>41</text:p>
      <text:p text:style-name="P8">il faut trouver des moyens</text:p>
      <text:p text:style-name="P8">de compléter ou d'améliorer</text:p>
      <text:p text:style-name="P8"/>
      <text:p text:style-name="P8"><text:s/>619: 10:34:27.02 10:34:28.07 <text:s/>Duration 00:00:01.05 <text:s/>18</text:p>
      <text:p text:style-name="P8">le financement.</text:p>
      <text:p text:style-name="P8"/>
      <text:p text:style-name="P8"><text:s/>620: 10:34:29.02 10:34:31.09 <text:s/>Duration 00:00:02.07 <text:s/>34</text:p>
      <text:p text:style-name="P8">La même chose</text:p>
      <text:p text:style-name="P8">vaut pour les installations.</text:p>
      <text:p text:style-name="P8"/>
      <text:p text:style-name="P8"><text:s/>621: 10:34:33.06 10:34:36.11 <text:s/>Duration 00:00:03.05 <text:s/>48</text:p>
      <text:p text:style-name="P8">Il faut avoir fait cette analyse</text:p>
      <text:p text:style-name="P8">afin que dans un an, ou deux,</text:p>
      <text:p text:style-name="P8"/>
      <text:p text:style-name="P8"><text:s/>622: 10:34:36.15 10:34:38.24 <text:s/>Duration 00:00:02.09 <text:s/>35</text:p>
      <text:p text:style-name="P8">ou trois, ou cinq,</text:p>
      <text:p text:style-name="P8"/>
      <text:p text:style-name="P8"><text:s/>623: 10:34:39.03 10:34:41.01 <text:s/>Duration 00:00:01.23 <text:s/>29</text:p>
      <text:p text:style-name="P8">le projet puisse aller de l'avant.</text:p>
      <text:p text:style-name="P8"/>
      <text:p text:style-name="P8"><text:s/>624: 10:34:42.19 10:34:44.11 <text:s/>Duration 00:00:01.17 <text:s/>25</text:p>
      <text:p text:style-name="P8">Tu sais boire dans une botte?</text:p>
      <text:p text:style-name="P8"/>
      <text:p text:style-name="P8"><text:s/>625: 10:34:44.16 10:34:46.20 <text:s/>Duration 00:00:02.04 <text:s/>32</text:p>
      <text:p text:style-name="P8">Il faut bien toucher</text:p>
      <text:p text:style-name="P8">le cul de la botte.</text:p>
      <text:p text:style-name="P8"/>
      <text:p text:style-name="P8"><text:s/>626: 10:34:53.20 10:34:55.00 <text:s/>Duration 00:00:01.05 <text:s/>18</text:p>
      <text:p text:style-name="P8">Très élégant!</text:p>
      <text:p text:style-name="P8"/>
      <text:p text:style-name="P8"><text:s/>627: 10:34:56.19 10:34:59.11 <text:s/>Duration 00:00:02.17 <text:s/>40</text:p>
      <text:p text:style-name="P8">É sûr que je vais</text:p>
      <text:p text:style-name="P8">en mettre partout. É sûr.</text:p>
      <text:p text:style-name="P8"/>
      <text:p text:style-name="P8"><text:s/>628: 10:35:06.05 10:35:10.07 <text:s/>Duration 00:00:04.02 <text:s/>61</text:p>
      <text:p text:style-name="P8">Oh, ça va. É bon.</text:p>
      <text:p text:style-name="P8">É assez. Merci.</text:p>
      <text:p text:style-name="P8"/>
      <text:p text:style-name="P8"><text:s/>629: 10:35:14.09 10:35:16.19 <text:s/>Duration 00:00:02.10 <text:s/>36</text:p>
      <text:p text:style-name="P8">É une autre version</text:p>
      <text:p text:style-name="P8">du vin et queijo.</text:p>
      <text:p text:style-name="P8"/>
      <text:p text:style-name="P8"><text:s/>630: 10:35:19.03 10:35:22.18 <text:s/>Duration 00:00:03.15 <text:s/>54</text:p>
      <text:p text:style-name="P8"><text:soft-page-break/>#É vrai que ça manque d'élégance#</text:p>
      <text:p text:style-name="P8">#et qu'on est bien loin du décorum#</text:p>
      <text:p text:style-name="P8"/>
      <text:p text:style-name="P8"><text:s/>631: 10:35:22.22 10:35:25.02 <text:s/>Duration 00:00:02.05 <text:s/>33</text:p>
      <text:p text:style-name="P8">#qu'inspirent les bulles de champagne.#</text:p>
      <text:p text:style-name="P8"/>
      <text:p text:style-name="P8"><text:s/>632: 10:35:34.20 10:35:38.09 <text:s/>Duration 00:00:03.14 <text:s/>53</text:p>
      <text:p text:style-name="P8">Donc,</text:p>
      <text:p text:style-name="P8">premier TP dégustation de l'ano.</text:p>
      <text:p text:style-name="P8"/>
      <text:p text:style-name="P8"><text:s/>633: 10:35:38.14 10:35:41.03 <text:s/>Duration 00:00:02.14 <text:s/>38</text:p>
      <text:p text:style-name="P8">Vous avez vu</text:p>
      <text:p text:style-name="P8">que vous aviez des verres noirs.</text:p>
      <text:p text:style-name="P8"/>
      <text:p text:style-name="P8"><text:s/>634: 10:35:41.08 10:35:44.07 <text:s/>Duration 00:00:02.24 <text:s/>44</text:p>
      <text:p text:style-name="P8">Les verres noirs, é un jeu</text:p>
      <text:p text:style-name="P8">qui va pouvoir nous faire voir</text:p>
      <text:p text:style-name="P8"/>
      <text:p text:style-name="P8"><text:s/>635: 10:35:44.11 10:35:48.06 <text:s/>Duration 00:00:03.20 <text:s/>57</text:p>
      <text:p text:style-name="P8">si vous êtes capables</text:p>
      <text:p text:style-name="P8">de différencier un vin rosé,</text:p>
      <text:p text:style-name="P8"/>
      <text:p text:style-name="P8"><text:s/>636: 10:35:49.01 10:35:52.17 <text:s/>Duration 00:00:03.16 <text:s/>55</text:p>
      <text:p text:style-name="P8">donc notamment un champagne,</text:p>
      <text:p text:style-name="P8">d'un vin blanc,</text:p>
      <text:p text:style-name="P8"/>
      <text:p text:style-name="P8"><text:s/>637: 10:35:52.21 10:35:54.21 <text:s/>Duration 00:00:02.00 <text:s/>30</text:p>
      <text:p text:style-name="P8">qui est également un champagne.</text:p>
      <text:p text:style-name="P8"/>
      <text:p text:style-name="P8"><text:s/>638: 10:35:55.00 10:35:56.12 <text:s/>Duration 00:00:01.12 <text:s/>22</text:p>
      <text:p text:style-name="P8">Donc, sans le goûter,</text:p>
      <text:p text:style-name="P8"/>
      <text:p text:style-name="P8"><text:s/>639: 10:35:56.17 10:36:01.01 <text:s/>Duration 00:00:04.09 <text:s/>65</text:p>
      <text:p text:style-name="P8">juste à l'odeur,</text:p>
      <text:p text:style-name="P8">grâce aux saveurs,</text:p>
      <text:p text:style-name="P8"/>
      <text:p text:style-name="P8"><text:s/>640: 10:36:01.05 10:36:04.00 <text:s/>Duration 00:00:02.20 <text:s/>42</text:p>
      <text:p text:style-name="P8">vous allez essayer</text:p>
      <text:p text:style-name="P8">de me différencier...</text:p>
      <text:p text:style-name="P8"/>
      <text:p text:style-name="P8"><text:s/>641: 10:36:05.13 10:36:08.13 <text:s/>Duration 00:00:03.00 <text:s/>45</text:p>
      <text:p text:style-name="P8">-É difficile?</text:p>
      <text:p text:style-name="P8">-Sim.</text:p>
      <text:p text:style-name="P8"/>
      <text:p text:style-name="P8"><text:s/>642: 10:36:08.17 10:36:09.15 <text:s/>Duration 00:00:00.23 <text:s/>14</text:p>
      <text:p text:style-name="P8">Un peu quand même.</text:p>
      <text:p text:style-name="P8"/>
      <text:p text:style-name="P8"><text:s/>643: 10:36:10.24 10:36:13.07 <text:s/>Duration 00:00:02.08 <text:s/>35</text:p>
      <text:p text:style-name="P8">Pour toi, quel est le rosé?</text:p>
      <text:p text:style-name="P8">Quel est le blanc?</text:p>
      <text:p text:style-name="P8"/>
      <text:p text:style-name="P8"><text:s/>644: 10:36:13.11 10:36:16.06 <text:s/>Duration 00:00:02.20 <text:s/>42</text:p>
      <text:p text:style-name="P8">Moi, rosé en 1 et blanc en 2.</text:p>
      <text:p text:style-name="P8"/>
      <text:p text:style-name="P8"><text:s/>645: 10:36:19.13 10:36:22.14 <text:s/>Duration 00:00:03.01 <text:s/>46</text:p>
      <text:p text:style-name="P8">Alors, vous allez repasser</text:p>
      <text:p text:style-name="P8">votre verre numéro 1</text:p>
      <text:p text:style-name="P8"/>
      <text:p text:style-name="P8"><text:s/>646: 10:36:22.18 10:36:24.14 <text:s/>Duration 00:00:01.21 <text:s/>28</text:p>
      <text:p text:style-name="P8">dans le verre 1 blanc.</text:p>
      <text:p text:style-name="P8"><text:soft-page-break/></text:p>
      <text:p text:style-name="P8"><text:s/>647: 10:36:25.16 10:36:26.23 <text:s/>Duration 00:00:01.07 <text:s/>19</text:p>
      <text:p text:style-name="P8">Oh #yes#!</text:p>
      <text:p text:style-name="P8"/>
      <text:p text:style-name="P8"><text:s/>648: 10:36:27.23 10:36:29.20 <text:s/>Duration 00:00:01.22 <text:s/>28</text:p>
      <text:p text:style-name="P8">-Moi, alors, j'avais raison.</text:p>
      <text:p text:style-name="P8">-Sim.</text:p>
      <text:p text:style-name="P8"/>
      <text:p text:style-name="P8"><text:s/>649: 10:36:31.21 10:36:34.18 <text:s/>Duration 00:00:02.22 <text:s/>43</text:p>
      <text:p text:style-name="P8">Donc, 69% ont reconnu.</text:p>
      <text:p text:style-name="P8"/>
      <text:p text:style-name="P8"><text:s/>650: 10:36:36.00 10:36:38.06 <text:s/>Duration 00:00:02.06 <text:s/>34</text:p>
      <text:p text:style-name="P8">É ce qu'on appelle</text:p>
      <text:p text:style-name="P8">les "nez du vin".</text:p>
      <text:p text:style-name="P8"/>
      <text:p text:style-name="P8"><text:s/>651: 10:36:38.10 10:36:40.01 <text:s/>Duration 00:00:01.16 <text:s/>25</text:p>
      <text:p text:style-name="P8">En fin de compte,</text:p>
      <text:p text:style-name="P8"/>
      <text:p text:style-name="P8"><text:s/>652: 10:36:40.06 10:36:42.09 <text:s/>Duration 00:00:02.03 <text:s/>32</text:p>
      <text:p text:style-name="P8">é une petite mallette qui t'aide</text:p>
      <text:p text:style-name="P8"/>
      <text:p text:style-name="P8"><text:s/>653: 10:36:42.13 10:36:43.21 <text:s/>Duration 00:00:01.08 <text:s/>20</text:p>
      <text:p text:style-name="P8">à apprendre à déguster.</text:p>
      <text:p text:style-name="P8"/>
      <text:p text:style-name="P8"><text:s/>654: 10:36:44.00 10:36:48.06 <text:s/>Duration 00:00:04.06 <text:s/>64</text:p>
      <text:p text:style-name="P8">De petits arômes artificiels ont été</text:p>
      <text:p text:style-name="P8">sélectionnés, qu'on retrouve</text:p>
      <text:p text:style-name="P8"/>
      <text:p text:style-name="P8"><text:s/>655: 10:36:48.10 10:36:50.19 <text:s/>Duration 00:00:02.09 <text:s/>35</text:p>
      <text:p text:style-name="P8">le plus souvent dans les vins.</text:p>
      <text:p text:style-name="P8"/>
      <text:p text:style-name="P8"><text:s/>656: 10:36:50.23 10:36:53.23 <text:s/>Duration 00:00:03.00 <text:s/>45</text:p>
      <text:p text:style-name="P8">T'essaies de m'identifier les trois,</text:p>
      <text:p text:style-name="P8">puis tu me sens...</text:p>
      <text:p text:style-name="P8"/>
      <text:p text:style-name="P8"><text:s/>657: 10:36:54.02 10:36:55.09 <text:s/>Duration 00:00:01.07 <text:s/>19</text:p>
      <text:p text:style-name="P8">Je sais où est le 2.</text:p>
      <text:p text:style-name="P8"/>
      <text:p text:style-name="P8"><text:s/>658: 10:36:55.13 10:36:58.19 <text:s/>Duration 00:00:03.06 <text:s/>49</text:p>
      <text:p text:style-name="P8">Il a commencé par celui</text:p>
      <text:p text:style-name="P8">qu'il ne fallait pas. Mais oui.</text:p>
      <text:p text:style-name="P8"/>
      <text:p text:style-name="P8"><text:s/>659: 10:36:59.12 10:37:01.04 <text:s/>Duration 00:00:01.17 <text:s/>25</text:p>
      <text:p text:style-name="P8">Não. Não, non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Tiens, sors, et reviens.</text:p>
      <text:p text:style-name="P8"/>
      <text:p text:style-name="P8"><text:s/>661: 10:37:05.03 10:37:07.14 <text:s/>Duration 00:00:02.11 <text:s/>37</text:p>
      <text:p text:style-name="P8">Prends une bonne bouffée d'air frais</text:p>
      <text:p text:style-name="P8">et reviens.</text:p>
      <text:p text:style-name="P8"/>
      <text:p text:style-name="P8"><text:s/>662: 10:37:11.13 10:37:13.10 <text:s/>Duration 00:00:01.22 <text:s/>28</text:p>
      <text:p text:style-name="P8">Ben, au début, quand on sent,</text:p>
      <text:p text:style-name="P8"/>
      <text:p text:style-name="P8"><text:s/>663: 10:37:14.04 10:37:16.18 <text:s/>Duration 00:00:02.14 <text:s/>38</text:p>
      <text:p text:style-name="P8">on n'arrive pas trop à identifier.</text:p>
      <text:p text:style-name="P8"/>
      <text:p text:style-name="P8"><text:s/>664: 10:37:16.22 10:37:18.18 <text:s/>Duration 00:00:01.21 <text:s/>28</text:p>
      <text:p text:style-name="P8"><text:soft-page-break/>Dès qu'on nous rappelle l'odeur,</text:p>
      <text:p text:style-name="P8"/>
      <text:p text:style-name="P8"><text:s/>665: 10:37:18.22 10:37:23.16 <text:s/>Duration 00:00:04.19 <text:s/>71</text:p>
      <text:p text:style-name="P8">tout de suite, on revoit le fruit,</text:p>
      <text:p text:style-name="P8">ou on le voit en bonbon...</text:p>
      <text:p text:style-name="P8"/>
      <text:p text:style-name="P8"><text:s/>666: 10:37:23.20 10:37:27.16 <text:s/>Duration 00:00:03.21 <text:s/>58</text:p>
      <text:p text:style-name="P8">Et tout de suite,</text:p>
      <text:p text:style-name="P8">on se rappelle ce que é.</text:p>
      <text:p text:style-name="P8"/>
      <text:p text:style-name="P8"><text:s/>667: 10:37:31.17 10:37:33.19 <text:s/>Duration 00:00:02.02 <text:s/>31</text:p>
      <text:p text:style-name="P8">Lucas, c'était ta 1re dégustation</text:p>
      <text:p text:style-name="P8"/>
      <text:p text:style-name="P8"><text:s/>668: 10:37:33.24 10:37:38.03 <text:s/>Duration 00:00:04.04 <text:s/>62</text:p>
      <text:p text:style-name="P8">et t'as été bon, t'as trouvé, toi,</text:p>
      <text:p text:style-name="P8">à l'aveugle, que c'était le rosé.</text:p>
      <text:p text:style-name="P8"/>
      <text:p text:style-name="P8"><text:s/>669: 10:37:38.07 10:37:41.06 <text:s/>Duration 00:00:02.24 <text:s/>44</text:p>
      <text:p text:style-name="P8">Sim, mais après,</text:p>
      <text:p text:style-name="P8">é peut-être un coup de chance.</text:p>
      <text:p text:style-name="P8"/>
      <text:p text:style-name="P8"><text:s/>670: 10:37:41.10 10:37:44.06 <text:s/>Duration 00:00:02.21 <text:s/>43</text:p>
      <text:p text:style-name="P8">Qu'en penses-tu?</text:p>
      <text:p text:style-name="P8">C'était de la chance ou vraiment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8">Juste au tout début, trouver lequel</text:p>
      <text:p text:style-name="P8">était le rosé et l'autre, le blanc,</text:p>
      <text:p text:style-name="P8"/>
      <text:p text:style-name="P8"><text:s/>673: 10:37:51.05 10:37:53.17 <text:s/>Duration 00:00:02.12 <text:s/>37</text:p>
      <text:p text:style-name="P8">ça, é parce que</text:p>
      <text:p text:style-name="P8">j'ai trouvé vraiment...</text:p>
      <text:p text:style-name="P8"/>
      <text:p text:style-name="P8"><text:s/>674: 10:37:53.21 10:37:54.24 <text:s/>Duration 00:00:01.03 <text:s/>17</text:p>
      <text:p text:style-name="P8">On sent la différence.</text:p>
      <text:p text:style-name="P8"/>
      <text:p text:style-name="P8"><text:s/>675: 10:37:55.04 10:37:58.09 <text:s/>Duration 00:00:03.05 <text:s/>48</text:p>
      <text:p text:style-name="P8">Qu'est-ce que tu sentais</text:p>
      <text:p text:style-name="P8">comme différence?</text:p>
      <text:p text:style-name="P8"/>
      <text:p text:style-name="P8"><text:s/>676: 10:37:58.13 10:38:00.19 <text:s/>Duration 00:00:02.06 <text:s/>34</text:p>
      <text:p text:style-name="P8">Ben, moi,</text:p>
      <text:p text:style-name="P8">je trouve que dans le rosé,</text:p>
      <text:p text:style-name="P8"/>
      <text:p text:style-name="P8"><text:s/>677: 10:38:00.23 10:38:05.16 <text:s/>Duration 00:00:04.18 <text:s/>71</text:p>
      <text:p text:style-name="P8">en fait, après, moi, je trouve</text:p>
      <text:p text:style-name="P8">que ça m'assèche un peu...</text:p>
      <text:p text:style-name="P8"/>
      <text:p text:style-name="P8"><text:s/>678: 10:38:05.20 10:38:09.19 <text:s/>Duration 00:00:03.24 <text:s/>59</text:p>
      <text:p text:style-name="P8">Quand je le sens, ça m'assèche</text:p>
      <text:p text:style-name="P8">un peu le nez et tout. Donc... voilà.</text:p>
      <text:p text:style-name="P8"/>
      <text:p text:style-name="P8"><text:s/>679: 10:38:09.23 10:38:13.10 <text:s/>Duration 00:00:03.12 <text:s/>52</text:p>
      <text:p text:style-name="P8">OK, é vraiment</text:p>
      <text:p text:style-name="P8">une sensation physique qui t'a guidé.</text:p>
      <text:p text:style-name="P8"/>
      <text:p text:style-name="P8"><text:s/>680: 10:38:13.14 10:38:15.11 <text:s/>Duration 00:00:01.22 <text:s/>28</text:p>
      <text:p text:style-name="P8"><text:soft-page-break/>L'odorat, ça se trabalhole,</text:p>
      <text:p text:style-name="P8"/>
      <text:p text:style-name="P8"><text:s/>681: 10:38:15.15 10:38:17.02 <text:s/>Duration 00:00:01.12 <text:s/>22</text:p>
      <text:p text:style-name="P8">é comme tout.</text:p>
      <text:p text:style-name="P8"/>
      <text:p text:style-name="P8"><text:s/>682: 10:38:17.07 10:38:19.15 <text:s/>Duration 00:00:02.08 <text:s/>35</text:p>
      <text:p text:style-name="P8">-Merci, Lucas.</text:p>
      <text:p text:style-name="P8">-De rien.</text:p>
      <text:p text:style-name="P8"/>
      <text:p text:style-name="P8"><text:s/>683: 10:38:19.19 10:38:21.21 <text:s/>Duration 00:00:02.02 <text:s/>31</text:p>
      <text:p text:style-name="P8">-À la vôtre.</text:p>
      <text:p text:style-name="P8">-À la vôtre.</text:p>
      <text:p text:style-name="P8"/>
      <text:p text:style-name="P8"><text:s/>684: 10:38:24.11 10:38:27.04 <text:s/>Duration 00:00:02.18 <text:s/>41</text:p>
      <text:p text:style-name="P8">Toutes les occasions sont bonnes</text:p>
      <text:p text:style-name="P8">pour servir du champagne.</text:p>
      <text:p text:style-name="P8"/>
      <text:p text:style-name="P8"><text:s/>685: 10:38:27.09 10:38:29.11 <text:s/>Duration 00:00:02.02 <text:s/>31</text:p>
      <text:p text:style-name="P8">Napoléon disait</text:p>
      <text:p text:style-name="P8">qu'en cas de victoire, on le mérite</text:p>
      <text:p text:style-name="P8"/>
      <text:p text:style-name="P8"><text:s/>686: 10:38:29.15 10:38:31.19 <text:s/>Duration 00:00:02.04 <text:s/>32</text:p>
      <text:p text:style-name="P8">et en cas de défaite, on en a besoin.</text:p>
      <text:p text:style-name="P8"/>
      <text:p text:style-name="P8"><text:s/>687: 10:38:31.23 10:38:35.10 <text:s/>Duration 00:00:03.12 <text:s/>52</text:p>
      <text:p text:style-name="P8">Et moi, j'ajouterais</text:p>
      <text:p text:style-name="P8">que si le bonheur était un son...</text:p>
      <text:p text:style-name="P8"/>
      <text:p text:style-name="P8"><text:s/>688: 10:38:35.14 10:38:36.09 <text:s/>Duration 00:00:00.20 <text:s/>12</text:p>
      <text:p text:style-name="P8">ça serait ça.</text:p>
      <text:p text:style-name="P8"/>
      <text:p text:style-name="P8"><text:s/>689: 10:38:36.14 10:38:38.16 <text:s/>Duration 00:00:02.02 <text:s/>31</text:p>
      <text:p text:style-name="P8">Le technicien que je suis aime bien,</text:p>
      <text:p text:style-name="P8"/>
      <text:p text:style-name="P8"><text:s/>690: 10:38:38.20 10:38:42.01 <text:s/>Duration 00:00:03.06 <text:s/>49</text:p>
      <text:p text:style-name="P8">lorsqu'on ouvre une garrafa,</text:p>
      <text:p text:style-name="P8">que ça pète, que ça fasse du bruit.</text:p>
      <text:p text:style-name="P8"/>
      <text:p text:style-name="P8"><text:s/>691: 10:38:42.05 10:38:45.08 <text:s/>Duration 00:00:03.03 <text:s/>47</text:p>
      <text:p text:style-name="P8">Dans les escolas de sommellerie,</text:p>
      <text:p text:style-name="P8">il est maintenant de coutume</text:p>
      <text:p text:style-name="P8"/>
      <text:p text:style-name="P8"><text:s/>692: 10:38:45.12 10:38:49.06 <text:s/>Duration 00:00:03.19 <text:s/>56</text:p>
      <text:p text:style-name="P8">de laisser soupirer le produto,</text:p>
      <text:p text:style-name="P8">é-à-dire d'ouvrir tout doucement</text:p>
      <text:p text:style-name="P8"/>
      <text:p text:style-name="P8"><text:s/>693: 10:38:49.10 10:38:52.18 <text:s/>Duration 00:00:03.08 <text:s/>50</text:p>
      <text:p text:style-name="P8">pour laisser s'échapper</text:p>
      <text:p text:style-name="P8">tout doucement le gaz.</text:p>
      <text:p text:style-name="P8"/>
      <text:p text:style-name="P8"><text:s/>694: 10:38:52.22 10:38:55.12 <text:s/>Duration 00:00:02.15 <text:s/>39</text:p>
      <text:p text:style-name="P8">É tellement beau,</text:p>
      <text:p text:style-name="P8">une garrafa de champagne qui pète.</text:p>
      <text:p text:style-name="P8"/>
      <text:p text:style-name="P8"><text:s/>695: 10:38:59.01 10:39:02.14 <text:s/>Duration 00:00:03.13 <text:s/>53</text:p>
      <text:p text:style-name="P8">#Ce matin, Stéphane fera justement#</text:p>
      <text:p text:style-name="P8">#"péter" plusieurs garrafas,#</text:p>
      <text:p text:style-name="P8"/>
      <text:p text:style-name="P8"><text:s/>696: 10:39:02.18 10:39:06.08 <text:s/>Duration 00:00:03.15 <text:s/>54</text:p>
      <text:p text:style-name="P8">#en apprenant à ses alunos la méthode#</text:p>
      <text:p text:style-name="P8"><text:soft-page-break/>#ancestrale du dégorgement à la volée#</text:p>
      <text:p text:style-name="P8"/>
      <text:p text:style-name="P8"><text:s/>697: 10:39:06.12 10:39:08.19 <text:s/>Duration 00:00:02.07 <text:s/>34</text:p>
      <text:p text:style-name="P8">#qui sert à éliminer#</text:p>
      <text:p text:style-name="P8">#le dépôt du vin de champagne.#</text:p>
      <text:p text:style-name="P8"/>
      <text:p text:style-name="P8"><text:s/>698: 10:39:12.03 10:39:13.00 <text:s/>Duration 00:00:00.22 <text:s/>13</text:p>
      <text:p text:style-name="P8">Le dépôt.</text:p>
      <text:p text:style-name="P8"/>
      <text:p text:style-name="P8"><text:s/>699: 10:39:13.05 10:39:16.12 <text:s/>Duration 00:00:03.07 <text:s/>49</text:p>
      <text:p text:style-name="P8">Normalement, tout doit être</text:p>
      <text:p text:style-name="P8">sous la bague de la garrafa.</text:p>
      <text:p text:style-name="P8"/>
      <text:p text:style-name="P8"><text:s/>700: 10:39:16.16 10:39:17.24 <text:s/>Duration 00:00:01.08 <text:s/>20</text:p>
      <text:p text:style-name="P8">Il y a 6 kg de pression,</text:p>
      <text:p text:style-name="P8"/>
      <text:p text:style-name="P8"><text:s/>701: 10:39:18.03 10:39:21.09 <text:s/>Duration 00:00:03.06 <text:s/>49</text:p>
      <text:p text:style-name="P8">alors dans le geste, dès que</text:p>
      <text:p text:style-name="P8">é décapsulé, on met le pouce,</text:p>
      <text:p text:style-name="P8"/>
      <text:p text:style-name="P8"><text:s/>702: 10:39:21.13 10:39:26.03 <text:s/>Duration 00:00:04.15 <text:s/>69</text:p>
      <text:p text:style-name="P8">sinon é le Grand Prix</text:p>
      <text:p text:style-name="P8">de formule 1 et on perd du vin. OK?</text:p>
      <text:p text:style-name="P8"/>
      <text:p text:style-name="P8"><text:s/>703: 10:39:30.03 10:39:31.10 <text:s/>Duration 00:00:01.07 <text:s/>19</text:p>
      <text:p text:style-name="P8">OK.</text:p>
      <text:p text:style-name="P8"/>
      <text:p text:style-name="P8"><text:s/>704: 10:39:32.00 10:39:32.24 <text:s/>Duration 00:00:00.24 <text:s/>14</text:p>
      <text:p text:style-name="P8">Qui?</text:p>
      <text:p text:style-name="P8"/>
      <text:p text:style-name="P8"><text:s/>705: 10:39:33.03 10:39:36.12 <text:s/>Duration 00:00:03.09 <text:s/>50</text:p>
      <text:p text:style-name="P8">Si on a bien compris tout le suivi</text:p>
      <text:p text:style-name="P8">du processus dans les gestes,</text:p>
      <text:p text:style-name="P8"/>
      <text:p text:style-name="P8"><text:s/>706: 10:39:36.16 10:39:39.08 <text:s/>Duration 00:00:02.17 <text:s/>40</text:p>
      <text:p text:style-name="P8">on aura compris comment élaborer</text:p>
      <text:p text:style-name="P8">un bon produto.</text:p>
      <text:p text:style-name="P8"/>
      <text:p text:style-name="P8"><text:s/>707: 10:39:39.12 10:39:43.01 <text:s/>Duration 00:00:03.14 <text:s/>53</text:p>
      <text:p text:style-name="P8">Dans la formation, les alunos</text:p>
      <text:p text:style-name="P8">commencent à partir de 16 anos,</text:p>
      <text:p text:style-name="P8"/>
      <text:p text:style-name="P8"><text:s/>708: 10:39:43.05 10:39:47.16 <text:s/>Duration 00:00:04.11 <text:s/>67</text:p>
      <text:p text:style-name="P8">on les a parfois en formation adulte</text:p>
      <text:p text:style-name="P8">jusqu'à 40 anos ou plus.</text:p>
      <text:p text:style-name="P8"/>
      <text:p text:style-name="P8"><text:s/>709: 10:39:47.20 10:39:50.00 <text:s/>Duration 00:00:02.05 <text:s/>33</text:p>
      <text:p text:style-name="P8">Ils peuvent faire</text:p>
      <text:p text:style-name="P8">un, deux, trois cycles,</text:p>
      <text:p text:style-name="P8"/>
      <text:p text:style-name="P8"><text:s/>710: 10:39:50.04 10:39:52.15 <text:s/>Duration 00:00:02.11 <text:s/>37</text:p>
      <text:p text:style-name="P8">donc ils ont une maîtrise totale</text:p>
      <text:p text:style-name="P8">de tout le process.</text:p>
      <text:p text:style-name="P8"/>
      <text:p text:style-name="P8"><text:s/>711: 10:39:52.19 10:39:56.07 <text:s/>Duration 00:00:03.13 <text:s/>53</text:p>
      <text:p text:style-name="P8">É ça qui était intéressant,</text:p>
      <text:p text:style-name="P8">la connaissance de tous les gestes.</text:p>
      <text:p text:style-name="P8"/>
      <text:p text:style-name="P8"><text:s/>712: 10:39:56.12 10:39:58.08 <text:s/>Duration 00:00:01.21 <text:s/>28</text:p>
      <text:p text:style-name="P8">-Il faut essayer.</text:p>
      <text:p text:style-name="P8"><text:soft-page-break/>-J'ai jamais fait.</text:p>
      <text:p text:style-name="P8"/>
      <text:p text:style-name="P8"><text:s/>713: 10:40:00.18 10:40:04.24 <text:s/>Duration 00:00:04.06 <text:s/>64</text:p>
      <text:p text:style-name="P8">Ah, é pas mal.</text:p>
      <text:p text:style-name="P8">Entendu au bruit, é pas mal.</text:p>
      <text:p text:style-name="P8"/>
      <text:p text:style-name="P8"><text:s/>714: 10:40:05.03 10:40:08.01 <text:s/>Duration 00:00:02.23 <text:s/>44</text:p>
      <text:p text:style-name="P8">-Mieux que la vôtre. Vous avez vu?</text:p>
      <text:p text:style-name="P8">-Ah oui, é ça.</text:p>
      <text:p text:style-name="P8"/>
      <text:p text:style-name="P8"><text:s/>715: 10:40:09.12 10:40:12.07 <text:s/>Duration 00:00:02.20 <text:s/>42</text:p>
      <text:p text:style-name="P8">Quand l'aluno dépasse le maître,</text:p>
      <text:p text:style-name="P8">é que le maître a réussi.</text:p>
      <text:p text:style-name="P8"/>
      <text:p text:style-name="P8"><text:s/>716: 10:40:21.20 10:40:25.03 <text:s/>Duration 00:00:03.08 <text:s/>50</text:p>
      <text:p text:style-name="P8">En fait, quand on décide d'apprendre</text:p>
      <text:p text:style-name="P8">à cultiver la vinha</text:p>
      <text:p text:style-name="P8"/>
      <text:p text:style-name="P8"><text:s/>717: 10:40:25.07 10:40:28.13 <text:s/>Duration 00:00:03.06 <text:s/>49</text:p>
      <text:p text:style-name="P8">et à trabalholer le vin,</text:p>
      <text:p text:style-name="P8">on est des gens passionnés.</text:p>
      <text:p text:style-name="P8"/>
      <text:p text:style-name="P8"><text:s/>718: 10:40:28.18 10:40:31.23 <text:s/>Duration 00:00:03.05 <text:s/>48</text:p>
      <text:p text:style-name="P8">Donc, nous avons une majorité</text:p>
      <text:p text:style-name="P8">de jeunes ou de moins jeunes</text:p>
      <text:p text:style-name="P8"/>
      <text:p text:style-name="P8"><text:s/>719: 10:40:32.02 10:40:34.09 <text:s/>Duration 00:00:02.07 <text:s/>34</text:p>
      <text:p text:style-name="P8">qui sont des gens passionnés</text:p>
      <text:p text:style-name="P8">par ce produto</text:p>
      <text:p text:style-name="P8"/>
      <text:p text:style-name="P8"><text:s/>720: 10:40:34.13 10:40:37.17 <text:s/>Duration 00:00:03.04 <text:s/>47</text:p>
      <text:p text:style-name="P8">qui est vraiment</text:p>
      <text:p text:style-name="P8">à très fort appel affectif.</text:p>
      <text:p text:style-name="P8"/>
      <text:p text:style-name="P8"><text:s/>721: 10:40:37.22 10:40:41.09 <text:s/>Duration 00:00:03.12 <text:s/>52</text:p>
      <text:p text:style-name="P8">Donc, beaucoup d'entre eux</text:p>
      <text:p text:style-name="P8">restent bien évidemment en Champagne,</text:p>
      <text:p text:style-name="P8"/>
      <text:p text:style-name="P8"><text:s/>722: 10:40:41.14 10:40:44.10 <text:s/>Duration 00:00:02.21 <text:s/>43</text:p>
      <text:p text:style-name="P8">mais nombreux sont ceux</text:p>
      <text:p text:style-name="P8">qui sont intéressés,</text:p>
      <text:p text:style-name="P8"/>
      <text:p text:style-name="P8"><text:s/>723: 10:40:44.14 10:40:47.19 <text:s/>Duration 00:00:03.05 <text:s/>48</text:p>
      <text:p text:style-name="P8">pour trouver un poste, aussi,</text:p>
      <text:p text:style-name="P8">à l'extérieur de la Champagne.</text:p>
      <text:p text:style-name="P8"/>
      <text:p text:style-name="P8"><text:s/>724: 10:40:47.23 10:40:49.13 <text:s/>Duration 00:00:01.15 <text:s/>24</text:p>
      <text:p text:style-name="P8">Notre rôle étant, bien sûr,</text:p>
      <text:p text:style-name="P8"/>
      <text:p text:style-name="P8"><text:s/>725: 10:40:49.17 10:40:52.11 <text:s/>Duration 00:00:02.19 <text:s/>41</text:p>
      <text:p text:style-name="P8">de former</text:p>
      <text:p text:style-name="P8">les futurs professionnels de la zone,</text:p>
      <text:p text:style-name="P8"/>
      <text:p text:style-name="P8"><text:s/>726: 10:40:52.15 10:40:55.01 <text:s/>Duration 00:00:02.11 <text:s/>37</text:p>
      <text:p text:style-name="P8">soit pour reprendre</text:p>
      <text:p text:style-name="P8">les exploitations de type familial,</text:p>
      <text:p text:style-name="P8"/>
      <text:p text:style-name="P8"><text:s/>727: 10:40:55.06 10:40:57.13 <text:s/>Duration 00:00:02.07 <text:s/>34</text:p>
      <text:p text:style-name="P8">soit de trabalholer</text:p>
      <text:p text:style-name="P8">dans les coopératives</text:p>
      <text:p text:style-name="P8"><text:soft-page-break/></text:p>
      <text:p text:style-name="P8"><text:s/>728: 10:40:57.18 10:40:59.10 <text:s/>Duration 00:00:01.17 <text:s/>25</text:p>
      <text:p text:style-name="P8">ou les maisons de vins</text:p>
      <text:p text:style-name="P8">comme salariés,</text:p>
      <text:p text:style-name="P8"/>
      <text:p text:style-name="P8"><text:s/>729: 10:40:59.15 10:41:02.02 <text:s/>Duration 00:00:02.12 <text:s/>37</text:p>
      <text:p text:style-name="P8">soit pour trabalholer</text:p>
      <text:p text:style-name="P8">dans la filière commerciale,</text:p>
      <text:p text:style-name="P8"/>
      <text:p text:style-name="P8"><text:s/>730: 10:41:02.07 10:41:05.14 <text:s/>Duration 00:00:03.07 <text:s/>49</text:p>
      <text:p text:style-name="P8">et là, soit dans nos régions,</text:p>
      <text:p text:style-name="P8">soit en France, soit à l'exportation,</text:p>
      <text:p text:style-name="P8"/>
      <text:p text:style-name="P8"><text:s/>731: 10:41:05.18 10:41:08.14 <text:s/>Duration 00:00:02.21 <text:s/>43</text:p>
      <text:p text:style-name="P8">parce que le champagne</text:p>
      <text:p text:style-name="P8">est un produto qui s'exporte.</text:p>
      <text:p text:style-name="P8"/>
      <text:p text:style-name="P8"><text:s/>732: 10:41:10.00 10:41:14.15 <text:s/>Duration 00:00:04.15 <text:s/>69</text:p>
      <text:p text:style-name="P8">Nous, en Champagne, on a le droit</text:p>
      <text:p text:style-name="P8">de faire du vin pétillant</text:p>
      <text:p text:style-name="P8"/>
      <text:p text:style-name="P8"><text:s/>733: 10:41:14.20 10:41:16.05 <text:s/>Duration 00:00:01.10 <text:s/>21</text:p>
      <text:p text:style-name="P8">qui sera appelé "champagne".</text:p>
      <text:p text:style-name="P8"/>
      <text:p text:style-name="P8"><text:s/>734: 10:41:16.09 10:41:19.11 <text:s/>Duration 00:00:03.02 <text:s/>46</text:p>
      <text:p text:style-name="P8">É que notre région</text:p>
      <text:p text:style-name="P8">qui peut faire ça.</text:p>
      <text:p text:style-name="P8"/>
      <text:p text:style-name="P8"><text:s/>735: 10:41:19.15 10:41:22.21 <text:s/>Duration 00:00:03.06 <text:s/>49</text:p>
      <text:p text:style-name="P8">Parce que le champagne,</text:p>
      <text:p text:style-name="P8">é une marque, é déposé.</text:p>
      <text:p text:style-name="P8"/>
      <text:p text:style-name="P8"><text:s/>736: 10:41:23.00 10:41:26.18 <text:s/>Duration 00:00:03.18 <text:s/>56</text:p>
      <text:p text:style-name="P8">É une marque qui est déposée.</text:p>
      <text:p text:style-name="P8">Avec l'avancée qu'il y a en ce moment</text:p>
      <text:p text:style-name="P8"/>
      <text:p text:style-name="P8"><text:s/>737: 10:41:26.22 10:41:29.01 <text:s/>Duration 00:00:02.04 <text:s/>32</text:p>
      <text:p text:style-name="P8">dans tous les pays</text:p>
      <text:p text:style-name="P8">qui produisent du vin,</text:p>
      <text:p text:style-name="P8"/>
      <text:p text:style-name="P8"><text:s/>738: 10:41:29.05 10:41:33.20 <text:s/>Duration 00:00:04.15 <text:s/>69</text:p>
      <text:p text:style-name="P8">qu'ils soient vins non effervescents</text:p>
      <text:p text:style-name="P8">ou vins effervescents,</text:p>
      <text:p text:style-name="P8"/>
      <text:p text:style-name="P8"><text:s/>739: 10:41:33.24 10:41:38.22 <text:s/>Duration 00:00:04.23 <text:s/>74</text:p>
      <text:p text:style-name="P8">on est obligés de s'avancer</text:p>
      <text:p text:style-name="P8">scientifiquement sur des élaborations</text:p>
      <text:p text:style-name="P8"/>
      <text:p text:style-name="P8"><text:s/>740: 10:41:39.01 10:41:43.04 <text:s/>Duration 00:00:04.03 <text:s/>62</text:p>
      <text:p text:style-name="P8">qui vont être faites</text:p>
      <text:p text:style-name="P8">pour améliorer le vin, en disant:</text:p>
      <text:p text:style-name="P8"/>
      <text:p text:style-name="P8"><text:s/>741: 10:41:43.08 10:41:45.16 <text:s/>Duration 00:00:02.08 <text:s/>35</text:p>
      <text:p text:style-name="P8">é nous qui sommes toujours</text:p>
      <text:p text:style-name="P8">avant vous,</text:p>
      <text:p text:style-name="P8"/>
      <text:p text:style-name="P8"><text:s/>742: 10:41:45.20 10:41:48.14 <text:s/>Duration 00:00:02.19 <text:s/>41</text:p>
      <text:p text:style-name="P8">é nous qui produisons</text:p>
      <text:p text:style-name="P8">le champagne</text:p>
      <text:p text:style-name="P8"/>
      <text:p text:style-name="P8"><text:soft-page-break/><text:s/>743: 10:41:48.18 10:41:50.03 <text:s/>Duration 00:00:01.10 <text:s/>21</text:p>
      <text:p text:style-name="P8">et ça restera comme ça.</text:p>
      <text:p text:style-name="P8"/>
      <text:p text:style-name="P8"><text:s/>744: 10:41:53.21 10:41:55.24 <text:s/>Duration 00:00:02.03 <text:s/>32</text:p>
      <text:p text:style-name="P8">#Ne s'appelle pas champagne qui veut.#</text:p>
      <text:p text:style-name="P8"/>
      <text:p text:style-name="P8"><text:s/>745: 10:41:56.04 10:41:58.10 <text:s/>Duration 00:00:02.06 <text:s/>34</text:p>
      <text:p text:style-name="P8">#La délimitation géographique,#</text:p>
      <text:p text:style-name="P8">#les cépages#</text:p>
      <text:p text:style-name="P8"/>
      <text:p text:style-name="P8"><text:s/>746: 10:41:58.15 10:42:00.14 <text:s/>Duration 00:00:01.24 <text:s/>29</text:p>
      <text:p text:style-name="P8">#et l'ensemble de l'élaboration du vin#</text:p>
      <text:p text:style-name="P8"/>
      <text:p text:style-name="P8"><text:s/>747: 10:42:00.18 10:42:03.21 <text:s/>Duration 00:00:03.03 <text:s/>47</text:p>
      <text:p text:style-name="P8">#sont les caractéristiques de cette#</text:p>
      <text:p text:style-name="P8">#appellation d'origine contrôlée.#</text:p>
      <text:p text:style-name="P8"/>
      <text:p text:style-name="P8"><text:s/>748: 10:42:04.18 10:42:06.14 <text:s/>Duration 00:00:01.21 <text:s/>28</text:p>
      <text:p text:style-name="P8">#Cette AOC</text:p>
      <text:p text:style-name="P8">assure l'avenir du champagne,#</text:p>
      <text:p text:style-name="P8"/>
      <text:p text:style-name="P8"><text:s/>749: 10:42:07.04 10:42:09.02 <text:s/>Duration 00:00:01.23 <text:s/>29</text:p>
      <text:p text:style-name="P8">#ainsi que celui de ses viticultores.#</text:p>
      <text:p text:style-name="P8"/>
      <text:p text:style-name="P8"><text:s/>750: 10:42:10.14 10:42:13.02 <text:s/>Duration 00:00:02.13 <text:s/>38</text:p>
      <text:p text:style-name="P8">On est dans des vignobles</text:p>
      <text:p text:style-name="P8">où le chardonnay exprime</text:p>
      <text:p text:style-name="P8"/>
      <text:p text:style-name="P8"><text:s/>751: 10:42:13.07 10:42:14.15 <text:s/>Duration 00:00:01.08 <text:s/>20</text:p>
      <text:p text:style-name="P8">toute sa finesse,</text:p>
      <text:p text:style-name="P8"/>
      <text:p text:style-name="P8"><text:s/>752: 10:42:14.19 10:42:18.07 <text:s/>Duration 00:00:03.13 <text:s/>53</text:p>
      <text:p text:style-name="P8">toute son élégance,</text:p>
      <text:p text:style-name="P8">toute sa minéralité,</text:p>
      <text:p text:style-name="P8"/>
      <text:p text:style-name="P8"><text:s/>753: 10:42:18.11 10:42:22.22 <text:s/>Duration 00:00:04.11 <text:s/>67</text:p>
      <text:p text:style-name="P8">ce qui apporte des champagnes</text:p>
      <text:p text:style-name="P8">en général très fins, très élégants.</text:p>
      <text:p text:style-name="P8"/>
      <text:p text:style-name="P8"><text:s/>754: 10:42:23.01 10:42:24.09 <text:s/>Duration 00:00:01.08 <text:s/>20</text:p>
      <text:p text:style-name="P8">É ça, notre terroir.</text:p>
      <text:p text:style-name="P8"/>
      <text:p text:style-name="P8"><text:s/>755: 10:42:26.00 10:42:29.11 <text:s/>Duration 00:00:03.11 <text:s/>52</text:p>
      <text:p text:style-name="P8">Nos jeunes doivent bien se sentir</text:p>
      <text:p text:style-name="P8">dans notre centre de formation.</text:p>
      <text:p text:style-name="P8"/>
      <text:p text:style-name="P8"><text:s/>756: 10:42:29.15 10:42:32.02 <text:s/>Duration 00:00:02.12 <text:s/>37</text:p>
      <text:p text:style-name="P8">Il faut donc mettre en valeur</text:p>
      <text:p text:style-name="P8"/>
      <text:p text:style-name="P8"><text:s/>757: 10:42:32.07 10:42:35.07 <text:s/>Duration 00:00:03.00 <text:s/>45</text:p>
      <text:p text:style-name="P8">tout ce qui les entoure</text:p>
      <text:p text:style-name="P8">par rapport à leur terroir.</text:p>
      <text:p text:style-name="P8"/>
      <text:p text:style-name="P8"><text:s/>758: 10:42:35.11 10:42:39.08 <text:s/>Duration 00:00:03.22 <text:s/>58</text:p>
      <text:p text:style-name="P8">La Champagne, é 33 mil hectares,</text:p>
      <text:p text:style-name="P8">ça s'étend sur 150 ou 200 km.</text:p>
      <text:p text:style-name="P8"/>
      <text:p text:style-name="P8"><text:s/>759: 10:42:39.12 10:42:42.12 <text:s/>Duration 00:00:03.00 <text:s/>45</text:p>
      <text:p text:style-name="P8">Forcément, le terroir,</text:p>
      <text:p text:style-name="P8">les cépages, les modes de culture,</text:p>
      <text:p text:style-name="P8"><text:soft-page-break/></text:p>
      <text:p text:style-name="P8"><text:s/>760: 10:42:42.16 10:42:45.00 <text:s/>Duration 00:00:02.09 <text:s/>35</text:p>
      <text:p text:style-name="P8">de la taille, par exemple,</text:p>
      <text:p text:style-name="P8">ne sont pas identique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aux jeunes, que là où ils sont,</text:p>
      <text:p text:style-name="P8"/>
      <text:p text:style-name="P8"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#une entreprise rentable#</text:p>
      <text:p text:style-name="P8"/>
      <text:p text:style-name="P8"><text:s/>773: 10:43:33.24 10:43:36.06 <text:s/>Duration 00:00:02.07 <text:s/>34</text:p>
      <text:p text:style-name="P8">#pour un jeune pasto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<text:soft-page-break/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balho normal,</text:p>
      <text:p text:style-name="P8">comme n'importe quel autre.</text:p>
      <text:p text:style-name="P8"/>
      <text:p text:style-name="P8"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pasto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pasto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/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<text:soft-page-break/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tout ça à la main.</text:p>
      <text:p text:style-name="P8"/>
      <text:p text:style-name="P8"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pasto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pastor,#</text:p>
      <text:p text:style-name="P8">#tel que Gaizka le pratiquera,#</text:p>
      <text:p text:style-name="P8"/>
      <text:p text:style-name="P8"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oft-page-break/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/>
      <text:p text:style-name="P8"><text:s/>810: 10:45:54.13 10:45:57.03 <text:s/>Duration 00:00:02.15 <text:s/>39</text:p>
      <text:p text:style-name="P8">de nouvelles façons</text:p>
      <text:p text:style-name="P8">de trabalho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oft-page-break/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5:16:39.145000000</dc:date>
    <meta:editing-cycles>14</meta:editing-cycles>
    <meta:editing-duration>PT4H8M13S</meta:editing-duration>
    <meta:generator>LibreOffice/5.4.6.2$Windows_X86_64 LibreOffice_project/4014ce260a04f1026ba855d3b8d91541c224eab8</meta:generator>
    <meta:document-statistic meta:table-count="0" meta:image-count="0" meta:object-count="0" meta:page-count="51" meta:paragraph-count="2180" meta:word-count="10580" meta:character-count="76607" meta:non-whitespace-character-count="656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